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style="italic" style:font-style-asian="italic" style:font-style-complex="italic"/>
    </style:style>
    <style:style style:name="T5" style:parent-style-name="Policepardéfaut" style:family="text">
      <style:text-properties fo:font-style="italic" style:font-style-asian="italic" style:font-style-complex="italic"/>
    </style:style>
    <style:style style:name="T6" style:parent-style-name="Policepardéfaut" style:family="text">
      <style:text-properties fo:font-weight="bold" style:font-weight-asian="bold" style:font-weight-complex="bold"/>
    </style:style>
    <style:style style:name="T7" style:parent-style-name="Policepardéfaut" style:family="text">
      <style:text-properties style:font-name="Arial" style:font-name-complex="Arial"/>
    </style:style>
    <style:style style:name="T8" style:parent-style-name="Policepardéfaut" style:family="text">
      <style:text-properties style:font-name="Arial" style:font-name-complex="Arial"/>
    </style:style>
    <style:style style:name="T9" style:parent-style-name="Policepardéfaut" style:family="text">
      <style:text-properties fo:font-style="italic" style:font-style-asian="italic" style:font-style-complex="italic"/>
    </style:style>
    <style:style style:name="T10" style:parent-style-name="Policepardéfaut" style:family="text">
      <style:text-properties fo:font-style="italic" style:font-style-asian="italic" style:font-style-complex="italic"/>
    </style:style>
    <style:style style:name="T11" style:parent-style-name="Policepardéfaut" style:family="text">
      <style:text-properties style:font-name="Arial" style:font-name-complex="Arial"/>
    </style:style>
    <style:style style:name="T12" style:parent-style-name="Policepardéfaut" style:family="text">
      <style:text-properties style:font-name="Arial" style:font-name-complex="Arial"/>
    </style:style>
    <style:style style:name="T13" style:parent-style-name="Policepardéfaut" style:family="text">
      <style:text-properties fo:font-weight="bold" style:font-weight-asian="bold" style:font-weight-complex="bold"/>
    </style:style>
    <style:style style:name="T14" style:parent-style-name="Policepardéfaut" style:family="text">
      <style:text-properties fo:font-style="italic" style:font-style-asian="italic" style:font-style-complex="italic"/>
    </style:style>
    <style:style style:name="T15" style:parent-style-name="Policepardéfaut" style:family="text">
      <style:text-properties fo:font-style="italic" style:font-style-asian="italic" style:font-style-complex="italic"/>
    </style:style>
    <style:style style:name="T16" style:parent-style-name="Policepardéfaut" style:family="text">
      <style:text-properties fo:font-style="italic" style:font-style-asian="italic" style:font-style-complex="italic"/>
    </style:style>
    <style:style style:name="T17" style:parent-style-name="Policepardéfaut" style:family="text">
      <style:text-properties fo:font-style="italic" style:font-style-asian="italic" style:font-style-complex="italic"/>
    </style:style>
    <style:style style:name="T18" style:parent-style-name="Policepardéfaut" style:family="text">
      <style:text-properties fo:font-style="italic" style:font-style-asian="italic" style:font-style-complex="italic"/>
    </style:style>
    <style:style style:name="T19" style:parent-style-name="Policepardéfaut" style:family="text">
      <style:text-properties fo:font-style="italic" style:font-style-asian="italic" style:font-style-complex="italic"/>
    </style:style>
    <style:style style:name="T20" style:parent-style-name="Policepardéfaut" style:family="text">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list-style-name="LFO1" style:family="paragraph"/>
    <style:style style:name="T23" style:parent-style-name="Policepardéfaut" style:family="text">
      <style:text-properties fo:font-weight="bold" style:font-weight-asian="bold" style:font-weight-complex="bold"/>
    </style:style>
    <style:style style:name="T24" style:parent-style-name="Policepardéfaut" style:family="text">
      <style:text-properties fo:font-style="italic" style:font-style-asian="italic" style:font-style-complex="italic"/>
    </style:style>
    <style:style style:name="T25" style:parent-style-name="Policepardéfaut" style:family="text">
      <style:text-properties fo:font-style="italic" style:font-style-asian="italic" style:font-style-complex="italic"/>
    </style:style>
    <style:style style:name="T26" style:parent-style-name="Policepardéfaut" style:family="text">
      <style:text-properties fo:font-weight="bold" style:font-weight-asian="bold" style:font-weight-complex="bold"/>
    </style:style>
    <style:style style:name="T27" style:parent-style-name="Policepardéfaut" style:family="text">
      <style:text-properties style:font-name="Arial" style:font-name-complex="Arial"/>
    </style:style>
    <style:style style:name="T28" style:parent-style-name="Policepardéfaut" style:family="text">
      <style:text-properties fo:font-weight="bold" style:font-weight-asian="bold" style:font-weight-complex="bold"/>
    </style:style>
    <style:style style:name="T29" style:parent-style-name="Policepardéfaut" style:family="text">
      <style:text-properties fo:font-weight="bold" style:font-weight-asian="bold" style:font-weight-complex="bold"/>
    </style:style>
    <style:style style:name="P30" style:parent-style-name="Normal" style:list-style-name="LFO1" style:family="paragraph"/>
    <style:style style:name="T31" style:parent-style-name="Policepardéfaut" style:family="text">
      <style:text-properties fo:font-weight="bold" style:font-weight-asian="bold" style:font-weight-complex="bold"/>
    </style:style>
    <style:style style:name="T32" style:parent-style-name="Policepardéfaut" style:family="text">
      <style:text-properties fo:font-weight="bold" style:font-weight-asian="bold" style:font-weight-complex="bold"/>
    </style:style>
    <style:style style:name="T33" style:parent-style-name="Policepardéfaut" style:family="text">
      <style:text-properties fo:font-style="italic" style:font-style-asian="italic" style:font-style-complex="italic"/>
    </style:style>
    <style:style style:name="T34" style:parent-style-name="Policepardéfaut" style:family="text">
      <style:text-properties fo:font-style="italic" style:font-style-asian="italic" style:font-style-complex="italic"/>
    </style:style>
    <style:style style:name="P35" style:parent-style-name="Normal" style:list-style-name="LFO1" style:family="paragraph"/>
    <style:style style:name="T36" style:parent-style-name="Policepardéfaut" style:family="text">
      <style:text-properties fo:font-weight="bold" style:font-weight-asian="bold" style:font-weight-complex="bold"/>
    </style:style>
    <style:style style:name="T37" style:parent-style-name="Policepardéfaut" style:family="text">
      <style:text-properties fo:font-style="italic" style:font-style-asian="italic" style:font-style-complex="italic"/>
    </style:style>
    <style:style style:name="T38" style:parent-style-name="Policepardéfaut" style:family="text">
      <style:text-properties style:font-name="Cambria Math" style:font-name-complex="Cambria Math"/>
    </style:style>
    <style:style style:name="T39" style:parent-style-name="Policepardéfaut" style:family="text">
      <style:text-properties style:font-name="Aptos" style:font-name-complex="Aptos"/>
    </style:style>
    <style:style style:name="T40" style:parent-style-name="Policepardéfaut" style:family="text">
      <style:text-properties style:font-name="Arial" style:font-name-complex="Arial"/>
    </style:style>
    <style:style style:name="T41" style:parent-style-name="Policepardéfaut" style:family="text">
      <style:text-properties style:font-name="Cambria Math" style:font-name-complex="Cambria Math"/>
    </style:style>
    <style:style style:name="T42" style:parent-style-name="Policepardéfaut" style:family="text">
      <style:text-properties style:font-name="Aptos" style:font-name-complex="Aptos"/>
    </style:style>
    <style:style style:name="T43" style:parent-style-name="Policepardéfaut" style:family="text">
      <style:text-properties style:font-name="Arial" style:font-name-complex="Arial"/>
    </style:style>
    <style:style style:name="T44" style:parent-style-name="Policepardéfaut" style:family="text">
      <style:text-properties style:font-name="Cambria Math" style:font-name-complex="Cambria Math"/>
    </style:style>
    <style:style style:name="T45" style:parent-style-name="Policepardéfaut" style:family="text">
      <style:text-properties style:font-name="Arial" style:font-name-complex="Arial"/>
    </style:style>
    <style:style style:name="T46" style:parent-style-name="Policepardéfaut" style:family="text">
      <style:text-properties style:font-name="Cambria Math" style:font-name-complex="Cambria Math"/>
    </style:style>
    <style:style style:name="T47" style:parent-style-name="Policepardéfaut" style:family="text">
      <style:text-properties style:font-name="Arial" style:font-name-complex="Arial"/>
    </style:style>
    <style:style style:name="T48" style:parent-style-name="Policepardéfaut" style:family="text">
      <style:text-properties fo:font-weight="bold" style:font-weight-asian="bold" style:font-weight-complex="bold"/>
    </style:style>
    <style:style style:name="T49" style:parent-style-name="Policepardéfaut" style:family="text">
      <style:text-properties style:font-name="Arial" style:font-name-complex="Arial"/>
    </style:style>
    <style:style style:name="T50" style:parent-style-name="Policepardéfaut" style:family="text">
      <style:text-properties style:font-name="Arial" style:font-name-complex="Arial"/>
    </style:style>
    <style:style style:name="T51" style:parent-style-name="Policepardéfaut" style:family="text">
      <style:text-properties fo:font-weight="bold" style:font-weight-asian="bold" style:font-weight-complex="bold"/>
    </style:style>
    <style:style style:name="T52" style:parent-style-name="Policepardéfaut" style:family="text">
      <style:text-properties style:font-name="Arial" style:font-name-complex="Arial"/>
    </style:style>
    <style:style style:name="T53" style:parent-style-name="Policepardéfaut" style:family="text">
      <style:text-properties style:font-name="Arial" style:font-name-complex="Arial"/>
    </style:style>
    <style:style style:name="P54" style:parent-style-name="Normal" style:list-style-name="LFO1" style:family="paragraph"/>
    <style:style style:name="T55" style:parent-style-name="Policepardéfaut" style:family="text">
      <style:text-properties fo:font-weight="bold" style:font-weight-asian="bold" style:font-weight-complex="bold"/>
    </style:style>
    <style:style style:name="T56" style:parent-style-name="Policepardéfaut" style:family="text">
      <style:text-properties fo:font-weight="bold" style:font-weight-asian="bold" style:font-weight-complex="bold"/>
    </style:style>
    <style:style style:name="T57" style:parent-style-name="Policepardéfaut" style:family="text">
      <style:text-properties fo:font-style="italic" style:font-style-asian="italic" style:font-style-complex="italic"/>
    </style:style>
    <style:style style:name="T58" style:parent-style-name="Policepardéfaut" style:family="text">
      <style:text-properties style:font-name="Arial" style:font-name-complex="Arial"/>
    </style:style>
    <style:style style:name="T59" style:parent-style-name="Policepardéfaut" style:family="text">
      <style:text-properties fo:font-weight="bold" style:font-weight-asian="bold" style:font-weight-complex="bold"/>
    </style:style>
    <style:style style:name="T60" style:parent-style-name="Policepardéfaut" style:family="text">
      <style:text-properties fo:font-weight="bold" style:font-weight-asian="bold" style:font-weight-complex="bold"/>
    </style:style>
    <style:style style:name="T61" style:parent-style-name="Policepardéfaut" style:family="text">
      <style:text-properties style:font-name="Arial" style:font-name-complex="Arial"/>
    </style:style>
    <style:style style:name="T62" style:parent-style-name="Policepardéfaut" style:family="text">
      <style:text-properties style:font-name="Arial" style:font-name-complex="Arial"/>
    </style:style>
    <style:style style:name="T63" style:parent-style-name="Policepardéfaut" style:family="text">
      <style:text-properties fo:font-weight="bold" style:font-weight-asian="bold" style:font-weight-complex="bold"/>
    </style:style>
    <style:style style:name="T64" style:parent-style-name="Policepardéfaut" style:family="text">
      <style:text-properties fo:font-style="italic" style:font-style-asian="italic" style:font-style-complex="italic"/>
    </style:style>
    <style:style style:name="TableColumn66" style:family="table-column">
      <style:table-column-properties style:column-width="0.9173in"/>
    </style:style>
    <style:style style:name="TableColumn67" style:family="table-column">
      <style:table-column-properties style:column-width="1.5104in"/>
    </style:style>
    <style:style style:name="TableColumn68" style:family="table-column">
      <style:table-column-properties style:column-width="2.2381in"/>
    </style:style>
    <style:style style:name="TableColumn69" style:family="table-column">
      <style:table-column-properties style:column-width="1.634in"/>
    </style:style>
    <style:style style:name="Table65" style:family="table">
      <style:table-properties style:width="6.3in" fo:margin-left="0in" table:align="left"/>
    </style:style>
    <style:style style:name="TableRow70" style:family="table-row">
      <style:table-row-properties/>
    </style:style>
    <style:style style:name="TableCell71" style:family="table-cell">
      <style:table-cell-properties fo:border="none" style:writing-mode="lr-tb" style:vertical-align="middle" fo:padding-top="0.0104in" fo:padding-left="0.0104in" fo:padding-bottom="0.0104in" fo:padding-right="0.0104in"/>
    </style:style>
    <style:style style:name="P72" style:parent-style-name="Normal" style:family="paragraph">
      <style:text-properties fo:font-weight="bold" style:font-weight-asian="bold" style:font-weight-complex="bold"/>
    </style:style>
    <style:style style:name="TableCell73" style:family="table-cell">
      <style:table-cell-properties fo:border="none" style:writing-mode="lr-tb" style:vertical-align="middle" fo:padding-top="0.0104in" fo:padding-left="0.0104in" fo:padding-bottom="0.0104in" fo:padding-right="0.0104in"/>
    </style:style>
    <style:style style:name="P74" style:parent-style-name="Normal" style:family="paragraph">
      <style:text-properties fo:font-weight="bold" style:font-weight-asian="bold" style:font-weight-complex="bold"/>
    </style:style>
    <style:style style:name="TableCell75" style:family="table-cell">
      <style:table-cell-properties fo:border="none" style:writing-mode="lr-tb" style:vertical-align="middle" fo:padding-top="0.0104in" fo:padding-left="0.0104in" fo:padding-bottom="0.0104in" fo:padding-right="0.0104in"/>
    </style:style>
    <style:style style:name="P76" style:parent-style-name="Normal" style:family="paragraph">
      <style:text-properties fo:font-weight="bold" style:font-weight-asian="bold" style:font-weight-complex="bold"/>
    </style:style>
    <style:style style:name="TableCell77" style:family="table-cell">
      <style:table-cell-properties fo:border="none" style:writing-mode="lr-tb" style:vertical-align="middle" fo:padding-top="0.0104in" fo:padding-left="0.0104in" fo:padding-bottom="0.0104in" fo:padding-right="0.0104in"/>
    </style:style>
    <style:style style:name="P78" style:parent-style-name="Normal" style:family="paragraph">
      <style:text-properties fo:font-weight="bold" style:font-weight-asian="bold" style:font-weight-complex="bold"/>
    </style:style>
    <style:style style:name="TableRow79" style:family="table-row">
      <style:table-row-properties/>
    </style:style>
    <style:style style:name="TableCell80" style:family="table-cell">
      <style:table-cell-properties fo:border="none" style:writing-mode="lr-tb" style:vertical-align="middle" fo:padding-top="0.0104in" fo:padding-left="0.0104in" fo:padding-bottom="0.0104in" fo:padding-right="0.0104in"/>
    </style:style>
    <style:style style:name="TableCell81" style:family="table-cell">
      <style:table-cell-properties fo:border="none" style:writing-mode="lr-tb" style:vertical-align="middle" fo:padding-top="0.0104in" fo:padding-left="0.0104in" fo:padding-bottom="0.0104in" fo:padding-right="0.0104in"/>
    </style:style>
    <style:style style:name="TableCell82" style:family="table-cell">
      <style:table-cell-properties fo:border="none" style:writing-mode="lr-tb" style:vertical-align="middle" fo:padding-top="0.0104in" fo:padding-left="0.0104in" fo:padding-bottom="0.0104in" fo:padding-right="0.0104in"/>
    </style:style>
    <style:style style:name="TableCell83" style:family="table-cell">
      <style:table-cell-properties fo:border="none" style:writing-mode="lr-tb" style:vertical-align="middle" fo:padding-top="0.0104in" fo:padding-left="0.0104in" fo:padding-bottom="0.0104in" fo:padding-right="0.0104in"/>
    </style:style>
    <style:style style:name="TableRow84" style:family="table-row">
      <style:table-row-properties/>
    </style:style>
    <style:style style:name="TableCell85" style:family="table-cell">
      <style:table-cell-properties fo:border="none" style:writing-mode="lr-tb" style:vertical-align="middle" fo:padding-top="0.0104in" fo:padding-left="0.0104in" fo:padding-bottom="0.0104in" fo:padding-right="0.0104in"/>
    </style:style>
    <style:style style:name="TableCell86" style:family="table-cell">
      <style:table-cell-properties fo:border="none" style:writing-mode="lr-tb" style:vertical-align="middle" fo:padding-top="0.0104in" fo:padding-left="0.0104in" fo:padding-bottom="0.0104in" fo:padding-right="0.0104in"/>
    </style:style>
    <style:style style:name="TableCell87" style:family="table-cell">
      <style:table-cell-properties fo:border="none" style:writing-mode="lr-tb" style:vertical-align="middle" fo:padding-top="0.0104in" fo:padding-left="0.0104in" fo:padding-bottom="0.0104in" fo:padding-right="0.0104in"/>
    </style:style>
    <style:style style:name="TableCell88" style:family="table-cell">
      <style:table-cell-properties fo:border="none" style:writing-mode="lr-tb" style:vertical-align="middle" fo:padding-top="0.0104in" fo:padding-left="0.0104in" fo:padding-bottom="0.0104in" fo:padding-right="0.0104in"/>
    </style:style>
    <style:style style:name="TableRow89" style:family="table-row">
      <style:table-row-properties/>
    </style:style>
    <style:style style:name="TableCell90" style:family="table-cell">
      <style:table-cell-properties fo:border="none" style:writing-mode="lr-tb" style:vertical-align="middle" fo:padding-top="0.0104in" fo:padding-left="0.0104in" fo:padding-bottom="0.0104in" fo:padding-right="0.0104in"/>
    </style:style>
    <style:style style:name="TableCell91" style:family="table-cell">
      <style:table-cell-properties fo:border="none" style:writing-mode="lr-tb" style:vertical-align="middle" fo:padding-top="0.0104in" fo:padding-left="0.0104in" fo:padding-bottom="0.0104in" fo:padding-right="0.0104in"/>
    </style:style>
    <style:style style:name="TableCell92" style:family="table-cell">
      <style:table-cell-properties fo:border="none" style:writing-mode="lr-tb" style:vertical-align="middle" fo:padding-top="0.0104in" fo:padding-left="0.0104in" fo:padding-bottom="0.0104in" fo:padding-right="0.0104in"/>
    </style:style>
    <style:style style:name="T93" style:parent-style-name="Policepardéfaut" style:family="text">
      <style:text-properties style:font-name="Arial" style:font-name-complex="Arial"/>
    </style:style>
    <style:style style:name="TableCell94" style:family="table-cell">
      <style:table-cell-properties fo:border="none" style:writing-mode="lr-tb" style:vertical-align="middle" fo:padding-top="0.0104in" fo:padding-left="0.0104in" fo:padding-bottom="0.0104in" fo:padding-right="0.0104in"/>
    </style:style>
    <style:style style:name="TableRow95" style:family="table-row">
      <style:table-row-properties/>
    </style:style>
    <style:style style:name="TableCell96" style:family="table-cell">
      <style:table-cell-properties fo:border="none" style:writing-mode="lr-tb" style:vertical-align="middle" fo:padding-top="0.0104in" fo:padding-left="0.0104in" fo:padding-bottom="0.0104in" fo:padding-right="0.0104in"/>
    </style:style>
    <style:style style:name="TableCell97" style:family="table-cell">
      <style:table-cell-properties fo:border="none" style:writing-mode="lr-tb" style:vertical-align="middle" fo:padding-top="0.0104in" fo:padding-left="0.0104in" fo:padding-bottom="0.0104in" fo:padding-right="0.0104in"/>
    </style:style>
    <style:style style:name="TableCell98" style:family="table-cell">
      <style:table-cell-properties fo:border="none" style:writing-mode="lr-tb" style:vertical-align="middle" fo:padding-top="0.0104in" fo:padding-left="0.0104in" fo:padding-bottom="0.0104in" fo:padding-right="0.0104in"/>
    </style:style>
    <style:style style:name="T99" style:parent-style-name="Policepardéfaut" style:family="text">
      <style:text-properties style:font-name="Arial" style:font-name-complex="Arial"/>
    </style:style>
    <style:style style:name="TableCell100" style:family="table-cell">
      <style:table-cell-properties fo:border="none" style:writing-mode="lr-tb" style:vertical-align="middle" fo:padding-top="0.0104in" fo:padding-left="0.0104in" fo:padding-bottom="0.0104in" fo:padding-right="0.0104in"/>
    </style:style>
    <style:style style:name="P101" style:parent-style-name="Normal" style:family="paragraph">
      <style:text-properties fo:font-weight="bold" style:font-weight-asian="bold" style:font-weight-complex="bold"/>
    </style:style>
    <style:style style:name="T102" style:parent-style-name="Policepardéfaut" style:family="text">
      <style:text-properties fo:font-weight="bold" style:font-weight-asian="bold" style:font-weight-complex="bold"/>
    </style:style>
    <style:style style:name="T103" style:parent-style-name="Policepardéfaut" style:family="text">
      <style:text-properties fo:font-style="italic" style:font-style-asian="italic" style:font-style-complex="italic"/>
    </style:style>
    <style:style style:name="P104" style:parent-style-name="Normal" style:list-style-name="LFO2" style:family="paragraph"/>
    <style:style style:name="T105" style:parent-style-name="Policepardéfaut" style:family="text">
      <style:text-properties fo:font-weight="bold" style:font-weight-asian="bold" style:font-weight-complex="bold"/>
    </style:style>
    <style:style style:name="T106" style:parent-style-name="Policepardéfaut" style:family="text">
      <style:text-properties fo:font-style="italic" style:font-style-asian="italic" style:font-style-complex="italic"/>
    </style:style>
    <style:style style:name="T107" style:parent-style-name="Policepardéfaut" style:family="text">
      <style:text-properties fo:font-weight="bold" style:font-weight-asian="bold" style:font-weight-complex="bold"/>
    </style:style>
    <style:style style:name="T108" style:parent-style-name="Policepardéfaut" style:family="text">
      <style:text-properties style:font-name="Arial" style:font-name-complex="Arial"/>
    </style:style>
    <style:style style:name="T109" style:parent-style-name="Policepardéfaut" style:family="text">
      <style:text-properties style:font-name="Arial" style:font-name-complex="Arial"/>
    </style:style>
    <style:style style:name="T110" style:parent-style-name="Policepardéfaut" style:family="text">
      <style:text-properties fo:font-style="italic" style:font-style-asian="italic" style:font-style-complex="italic"/>
    </style:style>
    <style:style style:name="T111" style:parent-style-name="Policepardéfaut" style:family="text">
      <style:text-properties fo:font-weight="bold" style:font-weight-asian="bold" style:font-weight-complex="bold"/>
    </style:style>
    <style:style style:name="T112" style:parent-style-name="Policepardéfaut" style:family="text">
      <style:text-properties fo:font-weight="bold" style:font-weight-asian="bold" style:font-weight-complex="bold"/>
    </style:style>
    <style:style style:name="T113" style:parent-style-name="Policepardéfaut" style:family="text">
      <style:text-properties style:font-name="Arial" style:font-name-complex="Arial"/>
    </style:style>
    <style:style style:name="T114" style:parent-style-name="Policepardéfaut" style:family="text">
      <style:text-properties style:font-name="Arial" style:font-name-complex="Arial"/>
    </style:style>
    <style:style style:name="T115" style:parent-style-name="Policepardéfaut" style:family="text">
      <style:text-properties style:font-name="Arial" style:font-name-complex="Arial"/>
    </style:style>
    <style:style style:name="T116" style:parent-style-name="Policepardéfaut" style:family="text">
      <style:text-properties style:font-name="Arial" style:font-name-complex="Arial"/>
    </style:style>
    <style:style style:name="T117" style:parent-style-name="Policepardéfaut" style:family="text">
      <style:text-properties fo:font-style="italic" style:font-style-asian="italic" style:font-style-complex="italic"/>
    </style:style>
    <style:style style:name="P118" style:parent-style-name="Normal" style:list-style-name="LFO2" style:family="paragraph"/>
    <style:style style:name="T119" style:parent-style-name="Policepardéfaut" style:family="text">
      <style:text-properties fo:font-weight="bold" style:font-weight-asian="bold" style:font-weight-complex="bold"/>
    </style:style>
    <style:style style:name="T120" style:parent-style-name="Policepardéfaut" style:family="text">
      <style:text-properties fo:font-weight="bold" style:font-weight-asian="bold" style:font-weight-complex="bold"/>
    </style:style>
    <style:style style:name="T121" style:parent-style-name="Policepardéfaut" style:family="text">
      <style:text-properties fo:font-weight="bold" style:font-weight-asian="bold" style:font-weight-complex="bold"/>
    </style:style>
    <style:style style:name="T122" style:parent-style-name="Policepardéfaut" style:family="text">
      <style:text-properties fo:font-style="italic" style:font-style-asian="italic" style:font-style-complex="italic"/>
    </style:style>
    <style:style style:name="T123" style:parent-style-name="Policepardéfaut" style:family="text">
      <style:text-properties fo:font-style="italic" style:font-style-asian="italic" style:font-style-complex="italic"/>
    </style:style>
    <style:style style:name="T124" style:parent-style-name="Policepardéfaut" style:family="text">
      <style:text-properties fo:font-weight="bold" style:font-weight-asian="bold" style:font-weight-complex="bold"/>
    </style:style>
    <style:style style:name="T125" style:parent-style-name="Policepardéfaut" style:family="text">
      <style:text-properties fo:font-weight="bold" style:font-weight-asian="bold" style:font-weight-complex="bold"/>
    </style:style>
    <style:style style:name="T126" style:parent-style-name="Policepardéfaut" style:family="text">
      <style:text-properties style:font-name="Arial" style:font-name-complex="Arial"/>
    </style:style>
    <style:style style:name="T127" style:parent-style-name="Policepardéfaut" style:family="text">
      <style:text-properties style:font-name="Arial" style:font-name-complex="Arial"/>
    </style:style>
    <style:style style:name="T128" style:parent-style-name="Policepardéfaut" style:family="text">
      <style:text-properties fo:font-style="italic" style:font-style-asian="italic" style:font-style-complex="italic"/>
    </style:style>
    <style:style style:name="P129" style:parent-style-name="Normal" style:list-style-name="LFO2" style:family="paragraph"/>
    <style:style style:name="T130" style:parent-style-name="Policepardéfaut" style:family="text">
      <style:text-properties fo:font-weight="bold" style:font-weight-asian="bold" style:font-weight-complex="bold"/>
    </style:style>
    <style:style style:name="T131" style:parent-style-name="Policepardéfaut" style:family="text">
      <style:text-properties fo:font-style="italic" style:font-style-asian="italic" style:font-style-complex="italic"/>
    </style:style>
    <style:style style:name="T132" style:parent-style-name="Policepardéfaut" style:family="text">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T134" style:parent-style-name="Policepardéfaut" style:family="text">
      <style:text-properties style:font-name="Arial" style:font-name-complex="Arial"/>
    </style:style>
    <style:style style:name="T135" style:parent-style-name="Policepardéfaut" style:family="text">
      <style:text-properties style:font-name="Arial" style:font-name-complex="Arial"/>
    </style:style>
    <style:style style:name="T136" style:parent-style-name="Policepardéfaut" style:family="text">
      <style:text-properties fo:font-weight="bold" style:font-weight-asian="bold" style:font-weight-complex="bold"/>
    </style:style>
    <style:style style:name="T137" style:parent-style-name="Policepardéfaut" style:family="text">
      <style:text-properties style:font-name="Arial" style:font-name-complex="Arial"/>
    </style:style>
    <style:style style:name="T138" style:parent-style-name="Policepardéfaut" style:family="text">
      <style:text-properties fo:font-weight="bold" style:font-weight-asian="bold" style:font-weight-complex="bold"/>
    </style:style>
    <style:style style:name="T139" style:parent-style-name="Policepardéfaut" style:family="text">
      <style:text-properties fo:font-style="italic" style:font-style-asian="italic" style:font-style-complex="italic"/>
    </style:style>
    <style:style style:name="TableColumn141" style:family="table-column">
      <style:table-column-properties style:column-width="0.6194in"/>
    </style:style>
    <style:style style:name="TableColumn142" style:family="table-column">
      <style:table-column-properties style:column-width="1.6034in"/>
    </style:style>
    <style:style style:name="TableColumn143" style:family="table-column">
      <style:table-column-properties style:column-width="1.6777in"/>
    </style:style>
    <style:style style:name="TableColumn144" style:family="table-column">
      <style:table-column-properties style:column-width="2.3993in"/>
    </style:style>
    <style:style style:name="Table140" style:family="table">
      <style:table-properties style:width="6.3in" fo:margin-left="0in" table:align="left"/>
    </style:style>
    <style:style style:name="TableRow145" style:family="table-row">
      <style:table-row-properties/>
    </style:style>
    <style:style style:name="TableCell146" style:family="table-cell">
      <style:table-cell-properties fo:border="none" style:writing-mode="lr-tb" style:vertical-align="middle" fo:padding-top="0.0104in" fo:padding-left="0.0104in" fo:padding-bottom="0.0104in" fo:padding-right="0.0104in"/>
    </style:style>
    <style:style style:name="P147" style:parent-style-name="Normal" style:family="paragraph">
      <style:text-properties fo:font-weight="bold" style:font-weight-asian="bold" style:font-weight-complex="bold"/>
    </style:style>
    <style:style style:name="TableCell148" style:family="table-cell">
      <style:table-cell-properties fo:border="none" style:writing-mode="lr-tb" style:vertical-align="middle" fo:padding-top="0.0104in" fo:padding-left="0.0104in" fo:padding-bottom="0.0104in" fo:padding-right="0.0104in"/>
    </style:style>
    <style:style style:name="P149" style:parent-style-name="Normal" style:family="paragraph">
      <style:text-properties fo:font-weight="bold" style:font-weight-asian="bold" style:font-weight-complex="bold"/>
    </style:style>
    <style:style style:name="TableCell150" style:family="table-cell">
      <style:table-cell-properties fo:border="none" style:writing-mode="lr-tb" style:vertical-align="middle" fo:padding-top="0.0104in" fo:padding-left="0.0104in" fo:padding-bottom="0.0104in" fo:padding-right="0.0104in"/>
    </style:style>
    <style:style style:name="P151" style:parent-style-name="Normal" style:family="paragraph">
      <style:text-properties fo:font-weight="bold" style:font-weight-asian="bold" style:font-weight-complex="bold"/>
    </style:style>
    <style:style style:name="TableCell152" style:family="table-cell">
      <style:table-cell-properties fo:border="none" style:writing-mode="lr-tb" style:vertical-align="middle" fo:padding-top="0.0104in" fo:padding-left="0.0104in" fo:padding-bottom="0.0104in" fo:padding-right="0.0104in"/>
    </style:style>
    <style:style style:name="P153" style:parent-style-name="Normal" style:family="paragraph">
      <style:text-properties fo:font-weight="bold" style:font-weight-asian="bold" style:font-weight-complex="bold"/>
    </style:style>
    <style:style style:name="TableRow154" style:family="table-row">
      <style:table-row-properties/>
    </style:style>
    <style:style style:name="TableCell155" style:family="table-cell">
      <style:table-cell-properties fo:border="none" style:writing-mode="lr-tb" style:vertical-align="middle" fo:padding-top="0.0104in" fo:padding-left="0.0104in" fo:padding-bottom="0.0104in" fo:padding-right="0.0104in"/>
    </style:style>
    <style:style style:name="TableCell156" style:family="table-cell">
      <style:table-cell-properties fo:border="none" style:writing-mode="lr-tb" style:vertical-align="middle" fo:padding-top="0.0104in" fo:padding-left="0.0104in" fo:padding-bottom="0.0104in" fo:padding-right="0.0104in"/>
    </style:style>
    <style:style style:name="TableCell157" style:family="table-cell">
      <style:table-cell-properties fo:border="none" style:writing-mode="lr-tb" style:vertical-align="middle" fo:padding-top="0.0104in" fo:padding-left="0.0104in" fo:padding-bottom="0.0104in" fo:padding-right="0.0104in"/>
    </style:style>
    <style:style style:name="TableCell158" style:family="table-cell">
      <style:table-cell-properties fo:border="none" style:writing-mode="lr-tb" style:vertical-align="middle" fo:padding-top="0.0104in" fo:padding-left="0.0104in" fo:padding-bottom="0.0104in" fo:padding-right="0.0104in"/>
    </style:style>
    <style:style style:name="T159" style:parent-style-name="Policepardéfaut" style:family="text">
      <style:text-properties style:font-name="Arial" style:font-name-complex="Arial"/>
    </style:style>
    <style:style style:name="TableRow160" style:family="table-row">
      <style:table-row-properties/>
    </style:style>
    <style:style style:name="TableCell161" style:family="table-cell">
      <style:table-cell-properties fo:border="none" style:writing-mode="lr-tb" style:vertical-align="middle" fo:padding-top="0.0104in" fo:padding-left="0.0104in" fo:padding-bottom="0.0104in" fo:padding-right="0.0104in"/>
    </style:style>
    <style:style style:name="TableCell162" style:family="table-cell">
      <style:table-cell-properties fo:border="none" style:writing-mode="lr-tb" style:vertical-align="middle" fo:padding-top="0.0104in" fo:padding-left="0.0104in" fo:padding-bottom="0.0104in" fo:padding-right="0.0104in"/>
    </style:style>
    <style:style style:name="TableCell163" style:family="table-cell">
      <style:table-cell-properties fo:border="none" style:writing-mode="lr-tb" style:vertical-align="middle" fo:padding-top="0.0104in" fo:padding-left="0.0104in" fo:padding-bottom="0.0104in" fo:padding-right="0.0104in"/>
    </style:style>
    <style:style style:name="TableCell164" style:family="table-cell">
      <style:table-cell-properties fo:border="none" style:writing-mode="lr-tb" style:vertical-align="middle" fo:padding-top="0.0104in" fo:padding-left="0.0104in" fo:padding-bottom="0.0104in" fo:padding-right="0.0104in"/>
    </style:style>
    <style:style style:name="TableRow165" style:family="table-row">
      <style:table-row-properties/>
    </style:style>
    <style:style style:name="TableCell166" style:family="table-cell">
      <style:table-cell-properties fo:border="none" style:writing-mode="lr-tb" style:vertical-align="middle" fo:padding-top="0.0104in" fo:padding-left="0.0104in" fo:padding-bottom="0.0104in" fo:padding-right="0.0104in"/>
    </style:style>
    <style:style style:name="TableCell167" style:family="table-cell">
      <style:table-cell-properties fo:border="none" style:writing-mode="lr-tb" style:vertical-align="middle" fo:padding-top="0.0104in" fo:padding-left="0.0104in" fo:padding-bottom="0.0104in" fo:padding-right="0.0104in"/>
    </style:style>
    <style:style style:name="TableCell168" style:family="table-cell">
      <style:table-cell-properties fo:border="none" style:writing-mode="lr-tb" style:vertical-align="middle" fo:padding-top="0.0104in" fo:padding-left="0.0104in" fo:padding-bottom="0.0104in" fo:padding-right="0.0104in"/>
    </style:style>
    <style:style style:name="TableCell169" style:family="table-cell">
      <style:table-cell-properties fo:border="none" style:writing-mode="lr-tb" style:vertical-align="middle" fo:padding-top="0.0104in" fo:padding-left="0.0104in" fo:padding-bottom="0.0104in" fo:padding-right="0.0104in"/>
    </style:style>
    <style:style style:name="T170" style:parent-style-name="Policepardéfaut" style:family="text">
      <style:text-properties style:font-name="Arial" style:font-name-complex="Arial"/>
    </style:style>
    <style:style style:name="T171" style:parent-style-name="Policepardéfaut" style:family="text">
      <style:text-properties fo:font-weight="bold" style:font-weight-asian="bold" style:font-weight-complex="bold"/>
    </style:style>
    <style:style style:name="T172" style:parent-style-name="Policepardéfaut" style:family="text">
      <style:text-properties fo:font-style="italic" style:font-style-asian="italic" style:font-style-complex="italic"/>
    </style:style>
    <style:style style:name="P173" style:parent-style-name="Normal" style:family="paragraph">
      <style:text-properties fo:font-weight="bold" style:font-weight-asian="bold" style:font-weight-complex="bold"/>
    </style:style>
    <style:style style:name="T174" style:parent-style-name="Policepardéfaut" style:family="text">
      <style:text-properties fo:font-weight="bold" style:font-weight-asian="bold" style:font-weight-complex="bold"/>
    </style:style>
    <style:style style:name="T175" style:parent-style-name="Policepardéfaut" style:family="text">
      <style:text-properties fo:font-weight="bold" style:font-weight-asian="bold" style:font-weight-complex="bold"/>
    </style:style>
    <style:style style:name="T176" style:parent-style-name="Policepardéfaut" style:family="text">
      <style:text-properties fo:font-style="italic" style:font-style-asian="italic" style:font-style-complex="italic"/>
    </style:style>
    <style:style style:name="T177" style:parent-style-name="Policepardéfaut" style:family="text">
      <style:text-properties style:font-name="Cambria Math" style:font-name-complex="Cambria Math"/>
    </style:style>
    <style:style style:name="T178" style:parent-style-name="Policepardéfaut" style:family="text">
      <style:text-properties style:font-name="Aptos" style:font-name-complex="Aptos"/>
    </style:style>
    <style:style style:name="T179" style:parent-style-name="Policepardéfaut" style:family="text">
      <style:text-properties fo:font-weight="bold" style:font-weight-asian="bold" style:font-weight-complex="bold"/>
    </style:style>
    <style:style style:name="T180" style:parent-style-name="Policepardéfaut" style:family="text">
      <style:text-properties fo:font-weight="bold" style:font-weight-asian="bold" style:font-weight-complex="bold"/>
    </style:style>
    <style:style style:name="P181" style:parent-style-name="Normal" style:list-style-name="LFO3" style:family="paragraph"/>
    <style:style style:name="T182" style:parent-style-name="Policepardéfaut" style:family="text">
      <style:text-properties fo:font-weight="bold" style:font-weight-asian="bold" style:font-weight-complex="bold"/>
    </style:style>
    <style:style style:name="T183" style:parent-style-name="Policepardéfaut" style:family="text">
      <style:text-properties fo:font-weight="bold" style:font-weight-asian="bold" style:font-weight-complex="bold"/>
    </style:style>
    <style:style style:name="T184" style:parent-style-name="Policepardéfaut" style:family="text">
      <style:text-properties fo:font-weight="bold" style:font-weight-asian="bold" style:font-weight-complex="bold"/>
    </style:style>
    <style:style style:name="T185" style:parent-style-name="Policepardéfaut" style:family="text">
      <style:text-properties fo:font-weight="bold" style:font-weight-asian="bold" style:font-weight-complex="bold"/>
    </style:style>
    <style:style style:name="T186" style:parent-style-name="Policepardéfaut" style:family="text">
      <style:text-properties fo:font-weight="bold" style:font-weight-asian="bold" style:font-weight-complex="bold"/>
    </style:style>
    <style:style style:name="T187" style:parent-style-name="Policepardéfaut" style:family="text">
      <style:text-properties style:font-name="Arial" style:font-name-complex="Arial"/>
    </style:style>
    <style:style style:name="T188" style:parent-style-name="Policepardéfaut" style:family="text">
      <style:text-properties style:font-name="Arial" style:font-name-complex="Arial"/>
    </style:style>
    <style:style style:name="P189" style:parent-style-name="Normal" style:list-style-name="LFO3" style:family="paragraph"/>
    <style:style style:name="T190" style:parent-style-name="Policepardéfaut" style:family="text">
      <style:text-properties fo:font-weight="bold" style:font-weight-asian="bold" style:font-weight-complex="bold"/>
    </style:style>
    <style:style style:name="T191" style:parent-style-name="Policepardéfaut" style:family="text">
      <style:text-properties style:font-name="Arial" style:font-name-complex="Arial"/>
    </style:style>
    <style:style style:name="T192" style:parent-style-name="Policepardéfaut" style:family="text">
      <style:text-properties fo:font-weight="bold" style:font-weight-asian="bold" style:font-weight-complex="bold"/>
    </style:style>
    <style:style style:name="T193" style:parent-style-name="Policepardéfaut" style:family="text">
      <style:text-properties fo:font-style="italic" style:font-style-asian="italic" style:font-style-complex="italic"/>
    </style:style>
    <style:style style:name="T194" style:parent-style-name="Policepardéfaut" style:family="text">
      <style:text-properties style:font-name="Arial" style:font-name-complex="Arial"/>
    </style:style>
    <style:style style:name="T195" style:parent-style-name="Policepardéfaut" style:family="text">
      <style:text-properties fo:font-weight="bold" style:font-weight-asian="bold" style:font-weight-complex="bold"/>
    </style:style>
    <style:style style:name="T196" style:parent-style-name="Policepardéfaut" style:family="text">
      <style:text-properties style:font-name="Arial" style:font-name-complex="Arial"/>
    </style:style>
    <style:style style:name="T197" style:parent-style-name="Policepardéfaut" style:family="text">
      <style:text-properties style:font-name="Arial" style:font-name-complex="Arial"/>
    </style:style>
    <style:style style:name="T198" style:parent-style-name="Policepardéfaut" style:family="text">
      <style:text-properties fo:font-weight="bold" style:font-weight-asian="bold" style:font-weight-complex="bold"/>
    </style:style>
    <style:style style:name="P199" style:parent-style-name="Normal" style:list-style-name="LFO3" style:family="paragraph"/>
    <style:style style:name="T200" style:parent-style-name="Policepardéfaut" style:family="text">
      <style:text-properties fo:font-weight="bold" style:font-weight-asian="bold" style:font-weight-complex="bold"/>
    </style:style>
    <style:style style:name="T201" style:parent-style-name="Policepardéfaut" style:family="text">
      <style:text-properties fo:font-weight="bold" style:font-weight-asian="bold" style:font-weight-complex="bold"/>
    </style:style>
    <style:style style:name="T202" style:parent-style-name="Policepardéfaut" style:family="text">
      <style:text-properties fo:font-style="italic" style:font-style-asian="italic" style:font-style-complex="italic"/>
    </style:style>
    <style:style style:name="T203" style:parent-style-name="Policepardéfaut" style:family="text">
      <style:text-properties fo:font-weight="bold" style:font-weight-asian="bold" style:font-weight-complex="bold"/>
    </style:style>
    <style:style style:name="T204" style:parent-style-name="Policepardéfaut" style:family="text">
      <style:text-properties fo:font-weight="bold" style:font-weight-asian="bold" style:font-weight-complex="bold"/>
    </style:style>
    <style:style style:name="T205" style:parent-style-name="Policepardéfaut" style:family="text">
      <style:text-properties fo:font-weight="bold" style:font-weight-asian="bold" style:font-weight-complex="bold"/>
    </style:style>
    <style:style style:name="T206" style:parent-style-name="Policepardéfaut" style:family="text">
      <style:text-properties fo:font-style="italic" style:font-style-asian="italic" style:font-style-complex="italic"/>
    </style:style>
    <style:style style:name="P207" style:parent-style-name="Normal" style:list-style-name="LFO3" style:family="paragraph"/>
    <style:style style:name="T208" style:parent-style-name="Policepardéfaut" style:family="text">
      <style:text-properties fo:font-weight="bold" style:font-weight-asian="bold" style:font-weight-complex="bold"/>
    </style:style>
    <style:style style:name="T209" style:parent-style-name="Policepardéfaut" style:family="text">
      <style:text-properties fo:font-style="italic" style:font-style-asian="italic" style:font-style-complex="italic"/>
    </style:style>
    <style:style style:name="T210" style:parent-style-name="Policepardéfaut" style:family="text">
      <style:text-properties fo:font-weight="bold" style:font-weight-asian="bold" style:font-weight-complex="bold"/>
    </style:style>
    <style:style style:name="T211" style:parent-style-name="Policepardéfaut" style:family="text">
      <style:text-properties style:font-name="Arial" style:font-name-complex="Arial"/>
    </style:style>
    <style:style style:name="T212" style:parent-style-name="Policepardéfaut" style:family="text">
      <style:text-properties style:font-name="Arial" style:font-name-complex="Arial"/>
    </style:style>
    <style:style style:name="T213" style:parent-style-name="Policepardéfaut" style:family="text">
      <style:text-properties fo:font-weight="bold" style:font-weight-asian="bold" style:font-weight-complex="bold"/>
    </style:style>
    <style:style style:name="T214" style:parent-style-name="Policepardéfaut" style:family="text">
      <style:text-properties fo:font-style="italic" style:font-style-asian="italic" style:font-style-complex="italic"/>
    </style:style>
    <style:style style:name="T215" style:parent-style-name="Policepardéfaut" style:family="text">
      <style:text-properties fo:font-style="italic" style:font-style-asian="italic" style:font-style-complex="italic"/>
    </style:style>
    <style:style style:name="T216" style:parent-style-name="Policepardéfaut" style:family="text">
      <style:text-properties fo:font-style="italic" style:font-style-asian="italic" style:font-style-complex="italic"/>
    </style:style>
    <style:style style:name="T217" style:parent-style-name="Policepardéfaut" style:family="text">
      <style:text-properties style:font-name="Arial" style:font-name-complex="Arial"/>
    </style:style>
    <style:style style:name="T218" style:parent-style-name="Policepardéfaut" style:family="text">
      <style:text-properties fo:font-style="italic" style:font-style-asian="italic" style:font-style-complex="italic"/>
    </style:style>
    <style:style style:name="TableColumn220" style:family="table-column">
      <style:table-column-properties style:column-width="1.102in"/>
    </style:style>
    <style:style style:name="TableColumn221" style:family="table-column">
      <style:table-column-properties style:column-width="1.9041in"/>
    </style:style>
    <style:style style:name="TableColumn222" style:family="table-column">
      <style:table-column-properties style:column-width="1.5368in"/>
    </style:style>
    <style:style style:name="TableColumn223" style:family="table-column">
      <style:table-column-properties style:column-width="1.7569in"/>
    </style:style>
    <style:style style:name="Table219" style:family="table">
      <style:table-properties style:width="6.3in" fo:margin-left="0in" table:align="left"/>
    </style:style>
    <style:style style:name="TableRow224" style:family="table-row">
      <style:table-row-properties/>
    </style:style>
    <style:style style:name="TableCell225" style:family="table-cell">
      <style:table-cell-properties fo:border="none" style:writing-mode="lr-tb" style:vertical-align="middle" fo:padding-top="0.0104in" fo:padding-left="0.0104in" fo:padding-bottom="0.0104in" fo:padding-right="0.0104in"/>
    </style:style>
    <style:style style:name="P226" style:parent-style-name="Normal" style:family="paragraph">
      <style:text-properties fo:font-weight="bold" style:font-weight-asian="bold" style:font-weight-complex="bold"/>
    </style:style>
    <style:style style:name="TableCell227" style:family="table-cell">
      <style:table-cell-properties fo:border="none" style:writing-mode="lr-tb" style:vertical-align="middle" fo:padding-top="0.0104in" fo:padding-left="0.0104in" fo:padding-bottom="0.0104in" fo:padding-right="0.0104in"/>
    </style:style>
    <style:style style:name="P228" style:parent-style-name="Normal" style:family="paragraph">
      <style:text-properties fo:font-weight="bold" style:font-weight-asian="bold" style:font-weight-complex="bold"/>
    </style:style>
    <style:style style:name="TableCell229" style:family="table-cell">
      <style:table-cell-properties fo:border="none" style:writing-mode="lr-tb" style:vertical-align="middle" fo:padding-top="0.0104in" fo:padding-left="0.0104in" fo:padding-bottom="0.0104in" fo:padding-right="0.0104in"/>
    </style:style>
    <style:style style:name="P230" style:parent-style-name="Normal" style:family="paragraph">
      <style:text-properties fo:font-weight="bold" style:font-weight-asian="bold" style:font-weight-complex="bold"/>
    </style:style>
    <style:style style:name="TableCell231" style:family="table-cell">
      <style:table-cell-properties fo:border="none" style:writing-mode="lr-tb" style:vertical-align="middle" fo:padding-top="0.0104in" fo:padding-left="0.0104in" fo:padding-bottom="0.0104in" fo:padding-right="0.0104in"/>
    </style:style>
    <style:style style:name="P232" style:parent-style-name="Normal" style:family="paragraph">
      <style:text-properties fo:font-weight="bold" style:font-weight-asian="bold" style:font-weight-complex="bold"/>
    </style:style>
    <style:style style:name="TableRow233" style:family="table-row">
      <style:table-row-properties/>
    </style:style>
    <style:style style:name="TableCell234" style:family="table-cell">
      <style:table-cell-properties fo:border="none" style:writing-mode="lr-tb" style:vertical-align="middle" fo:padding-top="0.0104in" fo:padding-left="0.0104in" fo:padding-bottom="0.0104in" fo:padding-right="0.0104in"/>
    </style:style>
    <style:style style:name="TableCell235" style:family="table-cell">
      <style:table-cell-properties fo:border="none" style:writing-mode="lr-tb" style:vertical-align="middle" fo:padding-top="0.0104in" fo:padding-left="0.0104in" fo:padding-bottom="0.0104in" fo:padding-right="0.0104in"/>
    </style:style>
    <style:style style:name="TableCell236" style:family="table-cell">
      <style:table-cell-properties fo:border="none" style:writing-mode="lr-tb" style:vertical-align="middle" fo:padding-top="0.0104in" fo:padding-left="0.0104in" fo:padding-bottom="0.0104in" fo:padding-right="0.0104in"/>
    </style:style>
    <style:style style:name="TableCell237" style:family="table-cell">
      <style:table-cell-properties fo:border="none" style:writing-mode="lr-tb" style:vertical-align="middle" fo:padding-top="0.0104in" fo:padding-left="0.0104in" fo:padding-bottom="0.0104in" fo:padding-right="0.0104in"/>
    </style:style>
    <style:style style:name="TableRow238" style:family="table-row">
      <style:table-row-properties/>
    </style:style>
    <style:style style:name="TableCell239" style:family="table-cell">
      <style:table-cell-properties fo:border="none" style:writing-mode="lr-tb" style:vertical-align="middle" fo:padding-top="0.0104in" fo:padding-left="0.0104in" fo:padding-bottom="0.0104in" fo:padding-right="0.0104in"/>
    </style:style>
    <style:style style:name="TableCell240" style:family="table-cell">
      <style:table-cell-properties fo:border="none" style:writing-mode="lr-tb" style:vertical-align="middle" fo:padding-top="0.0104in" fo:padding-left="0.0104in" fo:padding-bottom="0.0104in" fo:padding-right="0.0104in"/>
    </style:style>
    <style:style style:name="T241" style:parent-style-name="Policepardéfaut" style:family="text">
      <style:text-properties style:font-name="Arial" style:font-name-complex="Arial"/>
    </style:style>
    <style:style style:name="TableCell242" style:family="table-cell">
      <style:table-cell-properties fo:border="none" style:writing-mode="lr-tb" style:vertical-align="middle" fo:padding-top="0.0104in" fo:padding-left="0.0104in" fo:padding-bottom="0.0104in" fo:padding-right="0.0104in"/>
    </style:style>
    <style:style style:name="T243" style:parent-style-name="Policepardéfaut" style:family="text">
      <style:text-properties style:font-name="Arial" style:font-name-complex="Arial"/>
    </style:style>
    <style:style style:name="TableCell244" style:family="table-cell">
      <style:table-cell-properties fo:border="none" style:writing-mode="lr-tb" style:vertical-align="middle" fo:padding-top="0.0104in" fo:padding-left="0.0104in" fo:padding-bottom="0.0104in" fo:padding-right="0.0104in"/>
    </style:style>
    <style:style style:name="TableRow245" style:family="table-row">
      <style:table-row-properties/>
    </style:style>
    <style:style style:name="TableCell246" style:family="table-cell">
      <style:table-cell-properties fo:border="none" style:writing-mode="lr-tb" style:vertical-align="middle" fo:padding-top="0.0104in" fo:padding-left="0.0104in" fo:padding-bottom="0.0104in" fo:padding-right="0.0104in"/>
    </style:style>
    <style:style style:name="TableCell247" style:family="table-cell">
      <style:table-cell-properties fo:border="none" style:writing-mode="lr-tb" style:vertical-align="middle" fo:padding-top="0.0104in" fo:padding-left="0.0104in" fo:padding-bottom="0.0104in" fo:padding-right="0.0104in"/>
    </style:style>
    <style:style style:name="TableCell248" style:family="table-cell">
      <style:table-cell-properties fo:border="none" style:writing-mode="lr-tb" style:vertical-align="middle" fo:padding-top="0.0104in" fo:padding-left="0.0104in" fo:padding-bottom="0.0104in" fo:padding-right="0.0104in"/>
    </style:style>
    <style:style style:name="TableCell249" style:family="table-cell">
      <style:table-cell-properties fo:border="none" style:writing-mode="lr-tb" style:vertical-align="middle" fo:padding-top="0.0104in" fo:padding-left="0.0104in" fo:padding-bottom="0.0104in" fo:padding-right="0.0104in"/>
    </style:style>
    <style:style style:name="TableRow250" style:family="table-row">
      <style:table-row-properties/>
    </style:style>
    <style:style style:name="TableCell251" style:family="table-cell">
      <style:table-cell-properties fo:border="none" style:writing-mode="lr-tb" style:vertical-align="middle" fo:padding-top="0.0104in" fo:padding-left="0.0104in" fo:padding-bottom="0.0104in" fo:padding-right="0.0104in"/>
    </style:style>
    <style:style style:name="TableCell252" style:family="table-cell">
      <style:table-cell-properties fo:border="none" style:writing-mode="lr-tb" style:vertical-align="middle" fo:padding-top="0.0104in" fo:padding-left="0.0104in" fo:padding-bottom="0.0104in" fo:padding-right="0.0104in"/>
    </style:style>
    <style:style style:name="T253" style:parent-style-name="Policepardéfaut" style:family="text">
      <style:text-properties style:font-name="Arial" style:font-name-complex="Arial"/>
    </style:style>
    <style:style style:name="TableCell254" style:family="table-cell">
      <style:table-cell-properties fo:border="none" style:writing-mode="lr-tb" style:vertical-align="middle" fo:padding-top="0.0104in" fo:padding-left="0.0104in" fo:padding-bottom="0.0104in" fo:padding-right="0.0104in"/>
    </style:style>
    <style:style style:name="TableCell255" style:family="table-cell">
      <style:table-cell-properties fo:border="none" style:writing-mode="lr-tb" style:vertical-align="middle" fo:padding-top="0.0104in" fo:padding-left="0.0104in" fo:padding-bottom="0.0104in" fo:padding-right="0.0104in"/>
    </style:style>
    <style:style style:name="P256" style:parent-style-name="Normal" style:family="paragraph">
      <style:text-properties fo:font-weight="bold" style:font-weight-asian="bold" style:font-weight-complex="bold"/>
    </style:style>
    <style:style style:name="T257" style:parent-style-name="Policepardéfaut" style:family="text">
      <style:text-properties fo:font-style="italic" style:font-style-asian="italic" style:font-style-complex="italic"/>
    </style:style>
    <style:style style:name="T258" style:parent-style-name="Policepardéfaut" style:family="text">
      <style:text-properties fo:font-weight="bold" style:font-weight-asian="bold" style:font-weight-complex="bold"/>
    </style:style>
    <style:style style:name="P259" style:parent-style-name="Normal" style:list-style-name="LFO4" style:family="paragraph"/>
    <style:style style:name="T260" style:parent-style-name="Policepardéfaut" style:family="text">
      <style:text-properties fo:font-weight="bold" style:font-weight-asian="bold" style:font-weight-complex="bold"/>
    </style:style>
    <style:style style:name="T261" style:parent-style-name="Policepardéfaut" style:family="text">
      <style:text-properties fo:font-weight="bold" style:font-weight-asian="bold" style:font-weight-complex="bold"/>
    </style:style>
    <style:style style:name="T262" style:parent-style-name="Policepardéfaut" style:family="text">
      <style:text-properties style:font-name="Arial" style:font-name-complex="Arial"/>
    </style:style>
    <style:style style:name="T263" style:parent-style-name="Policepardéfaut" style:family="text">
      <style:text-properties fo:font-weight="bold" style:font-weight-asian="bold" style:font-weight-complex="bold"/>
    </style:style>
    <style:style style:name="T264" style:parent-style-name="Policepardéfaut" style:family="text">
      <style:text-properties fo:font-weight="bold" style:font-weight-asian="bold" style:font-weight-complex="bold"/>
    </style:style>
    <style:style style:name="T265" style:parent-style-name="Policepardéfaut" style:family="text">
      <style:text-properties fo:font-weight="bold" style:font-weight-asian="bold" style:font-weight-complex="bold"/>
    </style:style>
    <style:style style:name="T266" style:parent-style-name="Policepardéfaut" style:family="text">
      <style:text-properties style:font-name="Arial" style:font-name-complex="Arial"/>
    </style:style>
    <style:style style:name="T267" style:parent-style-name="Policepardéfaut" style:family="text">
      <style:text-properties style:font-name="Arial" style:font-name-complex="Arial"/>
    </style:style>
    <style:style style:name="T268" style:parent-style-name="Policepardéfaut" style:family="text">
      <style:text-properties fo:font-style="italic" style:font-style-asian="italic" style:font-style-complex="italic"/>
    </style:style>
    <style:style style:name="T269" style:parent-style-name="Policepardéfaut" style:family="text">
      <style:text-properties style:font-name="Arial" style:font-name-complex="Arial"/>
    </style:style>
    <style:style style:name="T270" style:parent-style-name="Policepardéfaut" style:family="text">
      <style:text-properties style:font-name="Arial" style:font-name-complex="Arial"/>
    </style:style>
    <style:style style:name="T271" style:parent-style-name="Policepardéfaut" style:family="text">
      <style:text-properties style:font-name="Arial" style:font-name-complex="Arial"/>
    </style:style>
    <style:style style:name="T272" style:parent-style-name="Policepardéfaut" style:family="text">
      <style:text-properties fo:font-style="italic" style:font-style-asian="italic" style:font-style-complex="italic"/>
    </style:style>
    <style:style style:name="T273" style:parent-style-name="Policepardéfaut" style:family="text">
      <style:text-properties fo:font-style="italic" style:font-style-asian="italic" style:font-style-complex="italic"/>
    </style:style>
    <style:style style:name="T274" style:parent-style-name="Policepardéfaut" style:family="text">
      <style:text-properties fo:font-weight="bold" style:font-weight-asian="bold" style:font-weight-complex="bold"/>
    </style:style>
    <style:style style:name="T275" style:parent-style-name="Policepardéfaut" style:family="text">
      <style:text-properties fo:font-weight="bold" style:font-weight-asian="bold" style:font-weight-complex="bold"/>
    </style:style>
    <style:style style:name="P276" style:parent-style-name="Normal" style:list-style-name="LFO4" style:family="paragraph"/>
    <style:style style:name="T277" style:parent-style-name="Policepardéfaut" style:family="text">
      <style:text-properties fo:font-weight="bold" style:font-weight-asian="bold" style:font-weight-complex="bold"/>
    </style:style>
    <style:style style:name="T278" style:parent-style-name="Policepardéfaut" style:family="text">
      <style:text-properties fo:font-weight="bold" style:font-weight-asian="bold" style:font-weight-complex="bold"/>
    </style:style>
    <style:style style:name="T279" style:parent-style-name="Policepardéfaut" style:family="text">
      <style:text-properties fo:font-weight="bold" style:font-weight-asian="bold" style:font-weight-complex="bold"/>
    </style:style>
    <style:style style:name="T280" style:parent-style-name="Policepardéfaut" style:family="text">
      <style:text-properties fo:font-weight="bold" style:font-weight-asian="bold" style:font-weight-complex="bold"/>
    </style:style>
    <style:style style:name="T281" style:parent-style-name="Policepardéfaut" style:family="text">
      <style:text-properties style:font-name="Arial" style:font-name-complex="Arial"/>
    </style:style>
    <style:style style:name="T282" style:parent-style-name="Policepardéfaut" style:family="text">
      <style:text-properties fo:font-style="italic" style:font-style-asian="italic" style:font-style-complex="italic"/>
    </style:style>
    <style:style style:name="T283" style:parent-style-name="Policepardéfaut" style:family="text">
      <style:text-properties fo:font-style="italic" style:font-style-asian="italic" style:font-style-complex="italic"/>
    </style:style>
    <style:style style:name="T284" style:parent-style-name="Policepardéfaut" style:family="text">
      <style:text-properties fo:font-style="italic" style:font-style-asian="italic" style:font-style-complex="italic"/>
    </style:style>
    <style:style style:name="T285" style:parent-style-name="Policepardéfaut" style:family="text">
      <style:text-properties fo:font-style="italic" style:font-style-asian="italic" style:font-style-complex="italic"/>
    </style:style>
    <style:style style:name="T286" style:parent-style-name="Policepardéfaut" style:family="text">
      <style:text-properties fo:font-weight="bold" style:font-weight-asian="bold" style:font-weight-complex="bold"/>
    </style:style>
    <style:style style:name="T287" style:parent-style-name="Policepardéfaut" style:family="text">
      <style:text-properties fo:font-weight="bold" style:font-weight-asian="bold" style:font-weight-complex="bold"/>
    </style:style>
    <style:style style:name="P288" style:parent-style-name="Normal" style:list-style-name="LFO4" style:family="paragraph"/>
    <style:style style:name="T289" style:parent-style-name="Policepardéfaut" style:family="text">
      <style:text-properties fo:font-weight="bold" style:font-weight-asian="bold" style:font-weight-complex="bold"/>
    </style:style>
    <style:style style:name="T290" style:parent-style-name="Policepardéfaut" style:family="text">
      <style:text-properties fo:font-weight="bold" style:font-weight-asian="bold" style:font-weight-complex="bold"/>
    </style:style>
    <style:style style:name="T291" style:parent-style-name="Policepardéfaut" style:family="text">
      <style:text-properties fo:font-weight="bold" style:font-weight-asian="bold" style:font-weight-complex="bold"/>
    </style:style>
    <style:style style:name="T292" style:parent-style-name="Policepardéfaut" style:family="text">
      <style:text-properties style:font-name="Arial" style:font-name-complex="Arial"/>
    </style:style>
    <style:style style:name="T293" style:parent-style-name="Policepardéfaut" style:family="text">
      <style:text-properties fo:font-weight="bold" style:font-weight-asian="bold" style:font-weight-complex="bold"/>
    </style:style>
    <style:style style:name="T294" style:parent-style-name="Policepardéfaut" style:family="text">
      <style:text-properties fo:font-weight="bold" style:font-weight-asian="bold" style:font-weight-complex="bold"/>
    </style:style>
    <style:style style:name="T295" style:parent-style-name="Policepardéfaut" style:family="text">
      <style:text-properties fo:font-weight="bold" style:font-weight-asian="bold" style:font-weight-complex="bold"/>
    </style:style>
    <style:style style:name="T296" style:parent-style-name="Policepardéfaut" style:family="text">
      <style:text-properties fo:font-style="italic" style:font-style-asian="italic" style:font-style-complex="italic"/>
    </style:style>
    <style:style style:name="T297" style:parent-style-name="Policepardéfaut" style:family="text">
      <style:text-properties fo:font-weight="bold" style:font-weight-asian="bold" style:font-weight-complex="bold"/>
    </style:style>
    <style:style style:name="T298" style:parent-style-name="Policepardéfaut" style:family="text">
      <style:text-properties style:font-name="Arial" style:font-name-complex="Arial"/>
    </style:style>
    <style:style style:name="T299" style:parent-style-name="Policepardéfaut" style:family="text">
      <style:text-properties fo:font-weight="bold" style:font-weight-asian="bold" style:font-weight-complex="bold"/>
    </style:style>
    <style:style style:name="T300" style:parent-style-name="Policepardéfaut" style:family="text">
      <style:text-properties style:font-name="Arial" style:font-name-complex="Arial"/>
    </style:style>
    <style:style style:name="T301" style:parent-style-name="Policepardéfaut" style:family="text">
      <style:text-properties fo:font-style="italic" style:font-style-asian="italic" style:font-style-complex="italic"/>
    </style:style>
    <style:style style:name="P302" style:parent-style-name="Normal" style:list-style-name="LFO4" style:family="paragraph"/>
    <style:style style:name="T303" style:parent-style-name="Policepardéfaut" style:family="text">
      <style:text-properties fo:font-weight="bold" style:font-weight-asian="bold" style:font-weight-complex="bold"/>
    </style:style>
    <style:style style:name="T304" style:parent-style-name="Policepardéfaut" style:family="text">
      <style:text-properties fo:font-weight="bold" style:font-weight-asian="bold" style:font-weight-complex="bold"/>
    </style:style>
    <style:style style:name="T305" style:parent-style-name="Policepardéfaut" style:family="text">
      <style:text-properties fo:font-weight="bold" style:font-weight-asian="bold" style:font-weight-complex="bold"/>
    </style:style>
    <style:style style:name="T306" style:parent-style-name="Policepardéfaut" style:family="text">
      <style:text-properties fo:font-style="italic" style:font-style-asian="italic" style:font-style-complex="italic"/>
    </style:style>
    <style:style style:name="T307" style:parent-style-name="Policepardéfaut" style:family="text">
      <style:text-properties fo:font-style="italic" style:font-style-asian="italic" style:font-style-complex="italic"/>
    </style:style>
    <style:style style:name="T308" style:parent-style-name="Policepardéfaut" style:family="text">
      <style:text-properties fo:font-weight="bold" style:font-weight-asian="bold" style:font-weight-complex="bold"/>
    </style:style>
    <style:style style:name="T309" style:parent-style-name="Policepardéfaut" style:family="text">
      <style:text-properties fo:font-weight="bold" style:font-weight-asian="bold" style:font-weight-complex="bold"/>
    </style:style>
    <style:style style:name="T310" style:parent-style-name="Policepardéfaut" style:family="text">
      <style:text-properties style:font-name="Arial" style:font-name-complex="Arial"/>
    </style:style>
    <style:style style:name="T311" style:parent-style-name="Policepardéfaut" style:family="text">
      <style:text-properties fo:font-weight="bold" style:font-weight-asian="bold" style:font-weight-complex="bold"/>
    </style:style>
    <style:style style:name="T312" style:parent-style-name="Policepardéfaut" style:family="text">
      <style:text-properties fo:font-weight="bold" style:font-weight-asian="bold" style:font-weight-complex="bold"/>
    </style:style>
    <style:style style:name="T313" style:parent-style-name="Policepardéfaut" style:family="text">
      <style:text-properties fo:font-weight="bold" style:font-weight-asian="bold" style:font-weight-complex="bold"/>
    </style:style>
    <style:style style:name="T314" style:parent-style-name="Policepardéfaut" style:family="text">
      <style:text-properties fo:font-style="italic" style:font-style-asian="italic" style:font-style-complex="italic"/>
    </style:style>
    <style:style style:name="T315" style:parent-style-name="Policepardéfaut" style:family="text">
      <style:text-properties style:font-name="Arial" style:font-name-complex="Arial"/>
    </style:style>
    <style:style style:name="T316" style:parent-style-name="Policepardéfaut" style:family="text">
      <style:text-properties style:font-name="Arial" style:font-name-complex="Arial"/>
    </style:style>
    <style:style style:name="T317" style:parent-style-name="Policepardéfaut" style:family="text">
      <style:text-properties fo:font-style="italic" style:font-style-asian="italic" style:font-style-complex="italic"/>
    </style:style>
    <style:style style:name="T318" style:parent-style-name="Policepardéfaut" style:family="text">
      <style:text-properties fo:font-weight="bold" style:font-weight-asian="bold" style:font-weight-complex="bold"/>
    </style:style>
    <style:style style:name="T319" style:parent-style-name="Policepardéfaut" style:family="text">
      <style:text-properties style:font-name="Arial" style:font-name-complex="Arial"/>
    </style:style>
    <style:style style:name="T320" style:parent-style-name="Policepardéfaut" style:family="text">
      <style:text-properties fo:font-style="italic" style:font-style-asian="italic" style:font-style-complex="italic"/>
    </style:style>
    <style:style style:name="T321" style:parent-style-name="Policepardéfaut" style:family="text">
      <style:text-properties fo:font-style="italic" style:font-style-asian="italic" style:font-style-complex="italic"/>
    </style:style>
    <style:style style:name="TableColumn323" style:family="table-column">
      <style:table-column-properties style:column-width="1.2395in"/>
    </style:style>
    <style:style style:name="TableColumn324" style:family="table-column">
      <style:table-column-properties style:column-width="1.7652in"/>
    </style:style>
    <style:style style:name="TableColumn325" style:family="table-column">
      <style:table-column-properties style:column-width="1.6597in"/>
    </style:style>
    <style:style style:name="TableColumn326" style:family="table-column">
      <style:table-column-properties style:column-width="1.6354in"/>
    </style:style>
    <style:style style:name="Table322" style:family="table">
      <style:table-properties style:width="6.3in" fo:margin-left="0in" table:align="left"/>
    </style:style>
    <style:style style:name="TableRow327" style:family="table-row">
      <style:table-row-properties/>
    </style:style>
    <style:style style:name="TableCell328" style:family="table-cell">
      <style:table-cell-properties fo:border="none" style:writing-mode="lr-tb" style:vertical-align="middle" fo:padding-top="0.0104in" fo:padding-left="0.0104in" fo:padding-bottom="0.0104in" fo:padding-right="0.0104in"/>
    </style:style>
    <style:style style:name="P329" style:parent-style-name="Normal" style:family="paragraph">
      <style:text-properties fo:font-weight="bold" style:font-weight-asian="bold" style:font-weight-complex="bold"/>
    </style:style>
    <style:style style:name="TableCell330" style:family="table-cell">
      <style:table-cell-properties fo:border="none" style:writing-mode="lr-tb" style:vertical-align="middle" fo:padding-top="0.0104in" fo:padding-left="0.0104in" fo:padding-bottom="0.0104in" fo:padding-right="0.0104in"/>
    </style:style>
    <style:style style:name="P331" style:parent-style-name="Normal" style:family="paragraph">
      <style:text-properties fo:font-weight="bold" style:font-weight-asian="bold" style:font-weight-complex="bold"/>
    </style:style>
    <style:style style:name="TableCell332" style:family="table-cell">
      <style:table-cell-properties fo:border="none" style:writing-mode="lr-tb" style:vertical-align="middle" fo:padding-top="0.0104in" fo:padding-left="0.0104in" fo:padding-bottom="0.0104in" fo:padding-right="0.0104in"/>
    </style:style>
    <style:style style:name="P333" style:parent-style-name="Normal" style:family="paragraph">
      <style:text-properties fo:font-weight="bold" style:font-weight-asian="bold" style:font-weight-complex="bold"/>
    </style:style>
    <style:style style:name="TableCell334" style:family="table-cell">
      <style:table-cell-properties fo:border="none" style:writing-mode="lr-tb" style:vertical-align="middle" fo:padding-top="0.0104in" fo:padding-left="0.0104in" fo:padding-bottom="0.0104in" fo:padding-right="0.0104in"/>
    </style:style>
    <style:style style:name="P335" style:parent-style-name="Normal" style:family="paragraph">
      <style:text-properties fo:font-weight="bold" style:font-weight-asian="bold" style:font-weight-complex="bold"/>
    </style:style>
    <style:style style:name="TableRow336" style:family="table-row">
      <style:table-row-properties/>
    </style:style>
    <style:style style:name="TableCell337" style:family="table-cell">
      <style:table-cell-properties fo:border="none" style:writing-mode="lr-tb" style:vertical-align="middle" fo:padding-top="0.0104in" fo:padding-left="0.0104in" fo:padding-bottom="0.0104in" fo:padding-right="0.0104in"/>
    </style:style>
    <style:style style:name="P338" style:parent-style-name="Normal" style:family="paragraph">
      <style:text-properties fo:language="en" fo:country="US"/>
    </style:style>
    <style:style style:name="TableCell339" style:family="table-cell">
      <style:table-cell-properties fo:border="none" style:writing-mode="lr-tb" style:vertical-align="middle" fo:padding-top="0.0104in" fo:padding-left="0.0104in" fo:padding-bottom="0.0104in" fo:padding-right="0.0104in"/>
    </style:style>
    <style:style style:name="TableCell340" style:family="table-cell">
      <style:table-cell-properties fo:border="none" style:writing-mode="lr-tb" style:vertical-align="middle" fo:padding-top="0.0104in" fo:padding-left="0.0104in" fo:padding-bottom="0.0104in" fo:padding-right="0.0104in"/>
    </style:style>
    <style:style style:name="T341" style:parent-style-name="Policepardéfaut" style:family="text">
      <style:text-properties style:font-name="Arial" style:font-name-complex="Arial"/>
    </style:style>
    <style:style style:name="TableCell342" style:family="table-cell">
      <style:table-cell-properties fo:border="none" style:writing-mode="lr-tb" style:vertical-align="middle" fo:padding-top="0.0104in" fo:padding-left="0.0104in" fo:padding-bottom="0.0104in" fo:padding-right="0.0104in"/>
    </style:style>
    <style:style style:name="TableRow343" style:family="table-row">
      <style:table-row-properties/>
    </style:style>
    <style:style style:name="TableCell344" style:family="table-cell">
      <style:table-cell-properties fo:border="none" style:writing-mode="lr-tb" style:vertical-align="middle" fo:padding-top="0.0104in" fo:padding-left="0.0104in" fo:padding-bottom="0.0104in" fo:padding-right="0.0104in"/>
    </style:style>
    <style:style style:name="TableCell345" style:family="table-cell">
      <style:table-cell-properties fo:border="none" style:writing-mode="lr-tb" style:vertical-align="middle" fo:padding-top="0.0104in" fo:padding-left="0.0104in" fo:padding-bottom="0.0104in" fo:padding-right="0.0104in"/>
    </style:style>
    <style:style style:name="TableCell346" style:family="table-cell">
      <style:table-cell-properties fo:border="none" style:writing-mode="lr-tb" style:vertical-align="middle" fo:padding-top="0.0104in" fo:padding-left="0.0104in" fo:padding-bottom="0.0104in" fo:padding-right="0.0104in"/>
    </style:style>
    <style:style style:name="TableCell347" style:family="table-cell">
      <style:table-cell-properties fo:border="none" style:writing-mode="lr-tb" style:vertical-align="middle" fo:padding-top="0.0104in" fo:padding-left="0.0104in" fo:padding-bottom="0.0104in" fo:padding-right="0.0104in"/>
    </style:style>
    <style:style style:name="T348" style:parent-style-name="Policepardéfaut" style:family="text">
      <style:text-properties style:font-name="Arial" style:font-name-complex="Arial"/>
    </style:style>
    <style:style style:name="TableRow349" style:family="table-row">
      <style:table-row-properties/>
    </style:style>
    <style:style style:name="TableCell350" style:family="table-cell">
      <style:table-cell-properties fo:border="none" style:writing-mode="lr-tb" style:vertical-align="middle" fo:padding-top="0.0104in" fo:padding-left="0.0104in" fo:padding-bottom="0.0104in" fo:padding-right="0.0104in"/>
    </style:style>
    <style:style style:name="TableCell351" style:family="table-cell">
      <style:table-cell-properties fo:border="none" style:writing-mode="lr-tb" style:vertical-align="middle" fo:padding-top="0.0104in" fo:padding-left="0.0104in" fo:padding-bottom="0.0104in" fo:padding-right="0.0104in"/>
    </style:style>
    <style:style style:name="TableCell352" style:family="table-cell">
      <style:table-cell-properties fo:border="none" style:writing-mode="lr-tb" style:vertical-align="middle" fo:padding-top="0.0104in" fo:padding-left="0.0104in" fo:padding-bottom="0.0104in" fo:padding-right="0.0104in"/>
    </style:style>
    <style:style style:name="T353" style:parent-style-name="Policepardéfaut" style:family="text">
      <style:text-properties style:font-name="Arial" style:font-name-complex="Arial"/>
    </style:style>
    <style:style style:name="TableCell354" style:family="table-cell">
      <style:table-cell-properties fo:border="none" style:writing-mode="lr-tb" style:vertical-align="middle" fo:padding-top="0.0104in" fo:padding-left="0.0104in" fo:padding-bottom="0.0104in" fo:padding-right="0.0104in"/>
    </style:style>
    <style:style style:name="TableRow355" style:family="table-row">
      <style:table-row-properties/>
    </style:style>
    <style:style style:name="TableCell356" style:family="table-cell">
      <style:table-cell-properties fo:border="none" style:writing-mode="lr-tb" style:vertical-align="middle" fo:padding-top="0.0104in" fo:padding-left="0.0104in" fo:padding-bottom="0.0104in" fo:padding-right="0.0104in"/>
    </style:style>
    <style:style style:name="TableCell357" style:family="table-cell">
      <style:table-cell-properties fo:border="none" style:writing-mode="lr-tb" style:vertical-align="middle" fo:padding-top="0.0104in" fo:padding-left="0.0104in" fo:padding-bottom="0.0104in" fo:padding-right="0.0104in"/>
    </style:style>
    <style:style style:name="TableCell358" style:family="table-cell">
      <style:table-cell-properties fo:border="none" style:writing-mode="lr-tb" style:vertical-align="middle" fo:padding-top="0.0104in" fo:padding-left="0.0104in" fo:padding-bottom="0.0104in" fo:padding-right="0.0104in"/>
    </style:style>
    <style:style style:name="TableCell359" style:family="table-cell">
      <style:table-cell-properties fo:border="none" style:writing-mode="lr-tb" style:vertical-align="middle" fo:padding-top="0.0104in" fo:padding-left="0.0104in" fo:padding-bottom="0.0104in" fo:padding-right="0.0104in"/>
    </style:style>
    <style:style style:name="TableRow360" style:family="table-row">
      <style:table-row-properties/>
    </style:style>
    <style:style style:name="TableCell361" style:family="table-cell">
      <style:table-cell-properties fo:border="none" style:writing-mode="lr-tb" style:vertical-align="middle" fo:padding-top="0.0104in" fo:padding-left="0.0104in" fo:padding-bottom="0.0104in" fo:padding-right="0.0104in"/>
    </style:style>
    <style:style style:name="T362" style:parent-style-name="Policepardéfaut" style:family="text">
      <style:text-properties fo:font-weight="bold" style:font-weight-asian="bold" style:font-weight-complex="bold"/>
    </style:style>
    <style:style style:name="TableCell363" style:family="table-cell">
      <style:table-cell-properties fo:border="none" style:writing-mode="lr-tb" style:vertical-align="middle" fo:padding-top="0.0104in" fo:padding-left="0.0104in" fo:padding-bottom="0.0104in" fo:padding-right="0.0104in"/>
    </style:style>
    <style:style style:name="T364" style:parent-style-name="Policepardéfaut" style:family="text">
      <style:text-properties fo:font-weight="bold" style:font-weight-asian="bold" style:font-weight-complex="bold"/>
    </style:style>
    <style:style style:name="TableCell365" style:family="table-cell">
      <style:table-cell-properties fo:border="none" style:writing-mode="lr-tb" style:vertical-align="middle" fo:padding-top="0.0104in" fo:padding-left="0.0104in" fo:padding-bottom="0.0104in" fo:padding-right="0.0104in"/>
    </style:style>
    <style:style style:name="T366" style:parent-style-name="Policepardéfaut" style:family="text">
      <style:text-properties fo:font-weight="bold" style:font-weight-asian="bold" style:font-weight-complex="bold"/>
    </style:style>
    <style:style style:name="TableCell367" style:family="table-cell">
      <style:table-cell-properties fo:border="none" style:writing-mode="lr-tb" style:vertical-align="middle" fo:padding-top="0.0104in" fo:padding-left="0.0104in" fo:padding-bottom="0.0104in" fo:padding-right="0.0104in"/>
    </style:style>
    <style:style style:name="T368" style:parent-style-name="Policepardéfaut" style:family="text">
      <style:text-properties fo:font-weight="bold" style:font-weight-asian="bold" style:font-weight-complex="bold"/>
    </style:style>
    <style:style style:name="P369" style:parent-style-name="Normal" style:list-style-name="LFO5" style:family="paragraph"/>
    <style:style style:name="T370" style:parent-style-name="Policepardéfaut" style:family="text">
      <style:text-properties fo:font-weight="bold" style:font-weight-asian="bold" style:font-weight-complex="bold"/>
    </style:style>
    <style:style style:name="T371" style:parent-style-name="Policepardéfaut" style:family="text">
      <style:text-properties fo:font-style="italic" style:font-style-asian="italic" style:font-style-complex="italic"/>
    </style:style>
    <style:style style:name="T372" style:parent-style-name="Policepardéfaut" style:family="text">
      <style:text-properties style:font-name="Arial" style:font-name-complex="Arial"/>
    </style:style>
    <style:style style:name="T373" style:parent-style-name="Policepardéfaut" style:family="text">
      <style:text-properties style:font-name="Arial" style:font-name-complex="Arial"/>
    </style:style>
    <style:style style:name="T374" style:parent-style-name="Policepardéfaut" style:family="text">
      <style:text-properties fo:font-weight="bold" style:font-weight-asian="bold" style:font-weight-complex="bold"/>
    </style:style>
    <style:style style:name="T375" style:parent-style-name="Policepardéfaut" style:family="text">
      <style:text-properties fo:font-weight="bold" style:font-weight-asian="bold" style:font-weight-complex="bold"/>
    </style:style>
    <style:style style:name="T376" style:parent-style-name="Policepardéfaut" style:family="text">
      <style:text-properties style:font-name="Arial" style:font-name-complex="Arial"/>
    </style:style>
    <style:style style:name="T377" style:parent-style-name="Policepardéfaut" style:family="text">
      <style:text-properties style:font-name="Arial" style:font-name-complex="Arial"/>
    </style:style>
    <style:style style:name="T378" style:parent-style-name="Policepardéfaut" style:family="text">
      <style:text-properties fo:font-weight="bold" style:font-weight-asian="bold" style:font-weight-complex="bold"/>
    </style:style>
    <style:style style:name="T379" style:parent-style-name="Policepardéfaut" style:family="text">
      <style:text-properties fo:font-style="italic" style:font-style-asian="italic" style:font-style-complex="italic"/>
    </style:style>
    <style:style style:name="T380" style:parent-style-name="Policepardéfaut" style:family="text">
      <style:text-properties style:font-name="Arial" style:font-name-complex="Arial"/>
    </style:style>
    <style:style style:name="T381" style:parent-style-name="Policepardéfaut" style:family="text">
      <style:text-properties fo:font-style="italic" style:font-style-asian="italic" style:font-style-complex="italic"/>
    </style:style>
    <style:style style:name="T382" style:parent-style-name="Policepardéfaut" style:family="text">
      <style:text-properties style:font-name="Arial" style:font-name-complex="Arial"/>
    </style:style>
    <style:style style:name="T383" style:parent-style-name="Policepardéfaut" style:family="text">
      <style:text-properties fo:font-weight="bold" style:font-weight-asian="bold" style:font-weight-complex="bold"/>
    </style:style>
    <style:style style:name="T384" style:parent-style-name="Policepardéfaut" style:family="text">
      <style:text-properties fo:font-style="italic" style:font-style-asian="italic" style:font-style-complex="italic"/>
    </style:style>
    <style:style style:name="T385" style:parent-style-name="Policepardéfaut" style:family="text">
      <style:text-properties fo:font-style="italic" style:font-style-asian="italic" style:font-style-complex="italic"/>
    </style:style>
    <style:style style:name="T386" style:parent-style-name="Policepardéfaut" style:family="text">
      <style:text-properties fo:font-style="italic" style:font-style-asian="italic" style:font-style-complex="italic"/>
    </style:style>
    <style:style style:name="T387" style:parent-style-name="Policepardéfaut" style:family="text">
      <style:text-properties fo:font-weight="bold" style:font-weight-asian="bold" style:font-weight-complex="bold"/>
    </style:style>
    <style:style style:name="T388" style:parent-style-name="Policepardéfaut" style:family="text">
      <style:text-properties style:font-name="Arial" style:font-name-complex="Arial"/>
    </style:style>
    <style:style style:name="T389" style:parent-style-name="Policepardéfaut" style:family="text">
      <style:text-properties style:font-name="Arial" style:font-name-complex="Arial"/>
    </style:style>
    <style:style style:name="T390" style:parent-style-name="Policepardéfaut" style:family="text">
      <style:text-properties fo:font-weight="bold" style:font-weight-asian="bold" style:font-weight-complex="bold"/>
    </style:style>
    <style:style style:name="T391" style:parent-style-name="Policepardéfaut" style:family="text">
      <style:text-properties fo:font-weight="bold" style:font-weight-asian="bold" style:font-weight-complex="bold"/>
    </style:style>
    <style:style style:name="T392" style:parent-style-name="Policepardéfaut" style:family="text">
      <style:text-properties fo:font-weight="bold" style:font-weight-asian="bold" style:font-weight-complex="bold"/>
    </style:style>
    <style:style style:name="T393" style:parent-style-name="Policepardéfaut" style:family="text">
      <style:text-properties fo:font-weight="bold" style:font-weight-asian="bold" style:font-weight-complex="bold"/>
    </style:style>
    <style:style style:name="T394" style:parent-style-name="Policepardéfaut" style:family="text">
      <style:text-properties fo:font-weight="bold" style:font-weight-asian="bold" style:font-weight-complex="bold"/>
    </style:style>
    <style:style style:name="P395" style:parent-style-name="Normal" style:family="paragraph">
      <style:text-properties fo:font-weight="bold" style:font-weight-asian="bold" style:font-weight-complex="bold"/>
    </style:style>
    <style:style style:name="T396" style:parent-style-name="Policepardéfaut" style:family="text">
      <style:text-properties fo:font-weight="bold" style:font-weight-asian="bold" style:font-weight-complex="bold"/>
    </style:style>
    <style:style style:name="P397" style:parent-style-name="Normal" style:list-style-name="LFO6" style:family="paragraph"/>
    <style:style style:name="T398" style:parent-style-name="Policepardéfaut" style:family="text">
      <style:text-properties fo:font-style="italic" style:font-style-asian="italic" style:font-style-complex="italic"/>
    </style:style>
    <style:style style:name="T399" style:parent-style-name="Policepardéfaut" style:family="text">
      <style:text-properties fo:font-weight="bold" style:font-weight-asian="bold" style:font-weight-complex="bold"/>
    </style:style>
    <style:style style:name="T400" style:parent-style-name="Policepardéfaut" style:family="text">
      <style:text-properties fo:font-weight="bold" style:font-weight-asian="bold" style:font-weight-complex="bold"/>
    </style:style>
    <style:style style:name="T401" style:parent-style-name="Policepardéfaut" style:family="text">
      <style:text-properties fo:font-weight="bold" style:font-weight-asian="bold" style:font-weight-complex="bold"/>
    </style:style>
    <style:style style:name="T402" style:parent-style-name="Policepardéfaut" style:family="text">
      <style:text-properties style:font-name="Arial" style:font-name-complex="Arial"/>
    </style:style>
    <style:style style:name="T403" style:parent-style-name="Policepardéfaut" style:family="text">
      <style:text-properties fo:font-style="italic" style:font-style-asian="italic" style:font-style-complex="italic"/>
    </style:style>
    <style:style style:name="P404" style:parent-style-name="Normal" style:list-style-name="LFO6" style:family="paragraph"/>
    <style:style style:name="T405" style:parent-style-name="Policepardéfaut" style:family="text">
      <style:text-properties fo:font-style="italic" style:font-style-asian="italic" style:font-style-complex="italic"/>
    </style:style>
    <style:style style:name="T406" style:parent-style-name="Policepardéfaut" style:family="text">
      <style:text-properties fo:font-weight="bold" style:font-weight-asian="bold" style:font-weight-complex="bold"/>
    </style:style>
    <style:style style:name="T407" style:parent-style-name="Policepardéfaut" style:family="text">
      <style:text-properties fo:font-weight="bold" style:font-weight-asian="bold" style:font-weight-complex="bold"/>
    </style:style>
    <style:style style:name="T408" style:parent-style-name="Policepardéfaut" style:family="text">
      <style:text-properties fo:font-weight="bold" style:font-weight-asian="bold" style:font-weight-complex="bold"/>
    </style:style>
    <style:style style:name="T409" style:parent-style-name="Policepardéfaut" style:family="text">
      <style:text-properties fo:font-weight="bold" style:font-weight-asian="bold" style:font-weight-complex="bold"/>
    </style:style>
    <style:style style:name="T410" style:parent-style-name="Policepardéfaut" style:family="text">
      <style:text-properties fo:font-weight="bold" style:font-weight-asian="bold" style:font-weight-complex="bold"/>
    </style:style>
    <style:style style:name="T411" style:parent-style-name="Policepardéfaut" style:family="text">
      <style:text-properties fo:font-weight="bold" style:font-weight-asian="bold" style:font-weight-complex="bold"/>
    </style:style>
    <style:style style:name="T412" style:parent-style-name="Policepardéfaut" style:family="text">
      <style:text-properties fo:font-weight="bold" style:font-weight-asian="bold" style:font-weight-complex="bold"/>
    </style:style>
    <style:style style:name="P413" style:parent-style-name="Normal" style:list-style-name="LFO6" style:family="paragraph"/>
    <style:style style:name="T414" style:parent-style-name="Policepardéfaut" style:family="text">
      <style:text-properties fo:font-style="italic" style:font-style-asian="italic" style:font-style-complex="italic"/>
    </style:style>
    <style:style style:name="T415" style:parent-style-name="Policepardéfaut" style:family="text">
      <style:text-properties fo:font-style="italic" style:font-style-asian="italic" style:font-style-complex="italic"/>
    </style:style>
    <style:style style:name="T416" style:parent-style-name="Policepardéfaut" style:family="text">
      <style:text-properties fo:font-weight="bold" style:font-weight-asian="bold" style:font-weight-complex="bold"/>
    </style:style>
    <style:style style:name="T417" style:parent-style-name="Policepardéfaut" style:family="text">
      <style:text-properties fo:font-weight="bold" style:font-weight-asian="bold" style:font-weight-complex="bold"/>
    </style:style>
    <style:style style:name="T418" style:parent-style-name="Policepardéfaut" style:family="text">
      <style:text-properties fo:font-weight="bold" style:font-weight-asian="bold" style:font-weight-complex="bold"/>
    </style:style>
    <style:style style:name="T419" style:parent-style-name="Policepardéfaut" style:family="text">
      <style:text-properties fo:font-weight="bold" style:font-weight-asian="bold" style:font-weight-complex="bold"/>
    </style:style>
    <style:style style:name="T420" style:parent-style-name="Policepardéfaut" style:family="text">
      <style:text-properties fo:font-weight="bold" style:font-weight-asian="bold" style:font-weight-complex="bold"/>
    </style:style>
    <style:style style:name="P421" style:parent-style-name="Normal" style:list-style-name="LFO6" style:family="paragraph"/>
    <style:style style:name="T422" style:parent-style-name="Policepardéfaut" style:family="text">
      <style:text-properties fo:font-style="italic" style:font-style-asian="italic" style:font-style-complex="italic"/>
    </style:style>
    <style:style style:name="T423" style:parent-style-name="Policepardéfaut" style:family="text">
      <style:text-properties fo:font-weight="bold" style:font-weight-asian="bold" style:font-weight-complex="bold"/>
    </style:style>
    <style:style style:name="T424" style:parent-style-name="Policepardéfaut" style:family="text">
      <style:text-properties fo:font-style="italic" style:font-style-asian="italic" style:font-style-complex="italic"/>
    </style:style>
    <style:style style:name="T425" style:parent-style-name="Policepardéfaut" style:family="text">
      <style:text-properties fo:font-weight="bold" style:font-weight-asian="bold" style:font-weight-complex="bold"/>
    </style:style>
    <style:style style:name="T426" style:parent-style-name="Policepardéfaut" style:family="text">
      <style:text-properties fo:font-weight="bold" style:font-weight-asian="bold" style:font-weight-complex="bold"/>
    </style:style>
    <style:style style:name="T427" style:parent-style-name="Policepardéfaut" style:family="text">
      <style:text-properties fo:font-weight="bold" style:font-weight-asian="bold" style:font-weight-complex="bold"/>
    </style:style>
    <style:style style:name="T428" style:parent-style-name="Policepardéfaut" style:family="text">
      <style:text-properties fo:font-style="italic" style:font-style-asian="italic" style:font-style-complex="italic"/>
    </style:style>
    <style:style style:name="T429" style:parent-style-name="Policepardéfaut" style:family="text">
      <style:text-properties fo:font-weight="bold" style:font-weight-asian="bold" style:font-weight-complex="bold"/>
    </style:style>
    <style:style style:name="T430" style:parent-style-name="Policepardéfaut" style:family="text">
      <style:text-properties fo:font-style="italic" style:font-style-asian="italic" style:font-style-complex="italic"/>
    </style:style>
    <style:style style:name="T431" style:parent-style-name="Policepardéfaut" style:family="text">
      <style:text-properties fo:font-weight="bold" style:font-weight-asian="bold" style:font-weight-complex="bold"/>
    </style:style>
    <style:style style:name="T432" style:parent-style-name="Policepardéfaut" style:family="text">
      <style:text-properties fo:font-weight="bold" style:font-weight-asian="bold" style:font-weight-complex="bold"/>
    </style:style>
    <style:style style:name="T433" style:parent-style-name="Policepardéfaut" style:family="text">
      <style:text-properties fo:font-weight="bold" style:font-weight-asian="bold" style:font-weight-complex="bold"/>
    </style:style>
    <style:style style:name="P434" style:parent-style-name="Normal" style:list-style-name="LFO7" style:family="paragraph"/>
    <style:style style:name="T435" style:parent-style-name="Policepardéfaut" style:family="text">
      <style:text-properties fo:font-weight="bold" style:font-weight-asian="bold" style:font-weight-complex="bold"/>
    </style:style>
    <style:style style:name="P436" style:parent-style-name="Normal" style:list-style-name="LFO7" style:family="paragraph"/>
    <style:style style:name="T437" style:parent-style-name="Policepardéfaut" style:family="text">
      <style:text-properties fo:font-weight="bold" style:font-weight-asian="bold" style:font-weight-complex="bold"/>
    </style:style>
    <style:style style:name="T438" style:parent-style-name="Policepardéfaut" style:family="text">
      <style:text-properties fo:font-weight="bold" style:font-weight-asian="bold" style:font-weight-complex="bold"/>
    </style:style>
    <style:style style:name="P439" style:parent-style-name="Normal" style:list-style-name="LFO7" style:family="paragraph"/>
    <style:style style:name="T440" style:parent-style-name="Policepardéfaut" style:family="text">
      <style:text-properties fo:font-weight="bold" style:font-weight-asian="bold" style:font-weight-complex="bold"/>
    </style:style>
    <style:style style:name="T441" style:parent-style-name="Policepardéfaut" style:family="text">
      <style:text-properties fo:font-style="italic" style:font-style-asian="italic" style:font-style-complex="italic"/>
    </style:style>
    <style:style style:name="T442" style:parent-style-name="Policepardéfaut" style:family="text">
      <style:text-properties fo:font-weight="bold" style:font-weight-asian="bold" style:font-weight-complex="bold"/>
    </style:style>
    <style:style style:name="P443" style:parent-style-name="Normal" style:list-style-name="LFO7" style:family="paragraph"/>
    <style:style style:name="T444" style:parent-style-name="Policepardéfaut" style:family="text">
      <style:text-properties fo:font-weight="bold" style:font-weight-asian="bold" style:font-weight-complex="bold"/>
    </style:style>
    <style:style style:name="T445" style:parent-style-name="Policepardéfaut" style:family="text">
      <style:text-properties fo:font-style="italic" style:font-style-asian="italic" style:font-style-complex="italic"/>
    </style:style>
    <style:style style:name="T446" style:parent-style-name="Policepardéfaut" style:family="text">
      <style:text-properties fo:font-weight="bold" style:font-weight-asian="bold" style:font-weight-complex="bold"/>
    </style:style>
    <style:style style:name="P447" style:parent-style-name="Normal" style:list-style-name="LFO7" style:family="paragraph"/>
    <style:style style:name="T448" style:parent-style-name="Policepardéfaut" style:family="text">
      <style:text-properties fo:font-weight="bold" style:font-weight-asian="bold" style:font-weight-complex="bold"/>
    </style:style>
    <style:style style:name="T449" style:parent-style-name="Policepardéfaut" style:family="text">
      <style:text-properties fo:font-weight="bold" style:font-weight-asian="bold" style:font-weight-complex="bold"/>
    </style:style>
    <style:style style:name="T450" style:parent-style-name="Policepardéfaut" style:family="text">
      <style:text-properties fo:font-weight="bold" style:font-weight-asian="bold" style:font-weight-complex="bold"/>
    </style:style>
    <style:style style:name="T451" style:parent-style-name="Policepardéfaut" style:family="text">
      <style:text-properties fo:font-weight="bold" style:font-weight-asian="bold" style:font-weight-complex="bold"/>
    </style:style>
    <style:style style:name="T452" style:parent-style-name="Policepardéfaut" style:family="text">
      <style:text-properties fo:font-weight="bold" style:font-weight-asian="bold" style:font-weight-complex="bold"/>
    </style:style>
    <style:style style:name="T453" style:parent-style-name="Policepardéfaut" style:family="text">
      <style:text-properties fo:font-weight="bold" style:font-weight-asian="bold" style:font-weight-complex="bold"/>
    </style:style>
  </office:automatic-styles>
  <office:body>
    <office:text text:use-soft-page-breaks="true">
      <text:p text:style-name="P1">Détection d’anomalies non-supervisée sur des chocs de marché par piliers</text:p>
      <text:p text:style-name="P2">Introduction</text:p>
      <text:p text:style-name="Normal">Dans le contexte de la finance de marché, il est crucial d’identifier des<text:s/><text:span text:style-name="T3">valeurs aberrantes</text:span><text:s/>(anomalies) dans les données de chocs de marché. Le dataset considéré comporte plus de 4 millions de lignes de chocs (variations) par<text:s/><text:span text:style-name="T4">piliers</text:span><text:s/>de maturité (ex : 6M, 1Y, 10Y, etc.), avec pour chaque point un identifiant de structure de taux (rf_struct_id), un identifiant de scénario (scenario_id) et une date de valorisation (as_of_date). L’objectif est de détecter sans<text:s/><text:span text:style-name="T5">labels</text:span><text:s/>(i.e. en<text:s/><text:span text:style-name="T6">non-supervisé</text:span>) les chocs anormaux qui pourraient résulter d’erreurs de données ou d’événements inhabituels.</text:p>
      <text:p text:style-name="Normal">Détecter ces anomalies améliore la qualité des analyses de risque et de stress tests en évitant qu’un modèle soit faussé par des entrées aberrantes<text:span text:style-name="T7">​</text:span><text:a xlink:href="https://www.mdpi.com/1999-4893/15/10/385#:~:text=A%20major%20concern%20when%20dealing,but%20rather%20is%20calibrated%20as" office:target-frame-name="_blank" xlink:show="new"><text:span text:style-name="Lienhypertexte">mdpi.com</text:span></text:a><text:span text:style-name="T8">​</text:span><text:a xlink:href="https://www.mdpi.com/1999-4893/15/10/385#:~:text=anomaly%20detection%20algorithms%20is%20numerically,approach%20to%20correct%20the%20anomaly" office:target-frame-name="_blank" xlink:show="new"><text:span text:style-name="Lienhypertexte">mdpi.com</text:span></text:a>. Une<text:s/><text:span text:style-name="T9">anomalie</text:span><text:s/>est généralement définie comme<text:s/><text:span text:style-name="T10">« une observation dont le comportement diffère significativement du reste des données »</text:span><text:span text:style-name="T11">​</text:span><text:a xlink:href="https://www.mdpi.com/1999-4893/15/10/385#:~:text=The%20data%20usually%20consist%20of,expected%20losses%20above%20the%20VaR" office:target-frame-name="_blank" xlink:show="new"><text:span text:style-name="Lienhypertexte">mdpi.com</text:span></text:a><text:span text:style-name="T12">​</text:span><text:a xlink:href="https://www.mdpi.com/1999-4893/15/10/385#:~:text=risk%20factors,in%20the%20computation%20of%20the" office:target-frame-name="_blank" xlink:show="new"><text:span text:style-name="Lienhypertexte">mdpi.com</text:span></text:a>. Dans un tel dataset, il peut s’agir par exemple d’un choc de courbe de taux extrêmement élevé sur un pilier donné, ou d’une structure de chocs incohérente par rapport aux tendances habituelles.</text:p>
      <text:p text:style-name="Normal">Nous passons en revue les principales familles de méthodes non-supervisées de<text:s/><text:span text:style-name="T13">détection d’anomalies</text:span><text:s/>applicables dans ce contexte : (1) approches<text:s/><text:span text:style-name="T14">univariées classiques</text:span><text:s/>sur chaque série individuelle, (2) méthodes de<text:s/><text:span text:style-name="T15">séries temporelles</text:span><text:s/>exploitant la dimension temporelle, (3) techniques<text:s/><text:span text:style-name="T16">multivariées</text:span><text:s/>considérant l’ensemble des piliers simultanément, (4) modèles<text:s/><text:span text:style-name="T17">avancés</text:span><text:s/>récents (deep learning, graphes, théorie des extrêmes, GANs, etc.), et enfin (5) méthodes<text:s/><text:span text:style-name="T18">hybrides</text:span><text:s/>ou en<text:s/><text:span text:style-name="T19">ensemble</text:span>. Pour chaque famille, nous comparons les forces, limites et contextes d’application, avec des exemples tirés de la finance de marché (risques de marché, calibration de modèles, stress testing…). Des<text:s/><text:span text:style-name="T20">tableaux comparatifs</text:span><text:s/>synthétisent les caractéristiques des méthodes, et nous proposons en conclusion des recommandations pratiques pour les appliquer efficacement sur un grand volume de données (4M+ lignes).</text:p>
      <text:p text:style-name="P21">Méthodes univariées classiques</text:p>
      <text:p text:style-name="Normal">Les approches univariées traitent chaque choc individuellement ou chaque série de chocs (par exemple la suite temporelle des chocs 10Y) séparément. Elles reposent souvent sur des statistiques simples pour repérer des valeurs exceptionnellement élevées ou faibles par rapport à la distribution habituelle. Ces techniques sont faciles à mettre en œuvre et peu coûteuses en calcul, ce qui est un atout pour un premier filtrage sur des millions de points. En revanche, elles ne capturent pas les relations entre piliers ni les comportements multidimensionnels. Voici les principales méthodes univariées :</text:p>
      <text:list text:style-name="LFO1" text:continue-numbering="true">
        <text:list-item>
          <text:p text:style-name="P22"><text:span text:style-name="T23">Score Z (règle des 3 sigma)</text:span><text:s/>– On calcule le<text:s/><text:span text:style-name="T24">z-score</text:span><text:s/>de chaque observation par rapport à la moyenne et l’écart-type de la série : z = (x - μ) / σ. Sous l’hypothèse d’une distribution normale, ~99,7% des valeurs devraient tomber dans ±3σ (d’où<text:s/><text:soft-page-break/>la<text:s/><text:span text:style-name="T25">règle des 3 sigma</text:span>). Un choc dont le |z| &gt; 3 est alors considéré comme<text:s/><text:span text:style-name="T26">outlier</text:span><text:s/>potentiel. Cette méthode est simple mais suppose une distribution gaussienne; en présence de données asymétriques ou à queue épaisse, elle peut être inadéquate<text:span text:style-name="T27">​</text:span><text:a xlink:href="https://www.numberanalytics.com/blog/5-uses-of-mad-for-outlier-detection#:~:text=Traditional%20outlier%20detection%20often%20employs,is%20inherently%20resistant%20to%20these" office:target-frame-name="_blank" xlink:show="new"><text:span text:style-name="Lienhypertexte">numberanalytics.com</text:span></text:a>. En effet, un choc extrême peut<text:s/><text:span text:style-name="T28">biaiser</text:span><text:s/>la moyenne et σ et ainsi échapper à la détection ou au contraire provoquer de fausses alertes. Son avantage est la facilité d’interprétation (combien d’écarts-types du centre), mais sa<text:s/><text:span text:style-name="T29">sensibilité aux outliers</text:span><text:s/>mêmes en fait une approche à utiliser surtout sur des données proches de la normale.</text:p>
        </text:list-item>
        <text:list-item>
          <text:p text:style-name="P30"><text:span text:style-name="T31">Écart interquartile (IQR) et boîte à moustaches</text:span><text:s/>– C’est une autre méthode classique : on calcule les 1er et 3e quartiles (Q1 et Q3) de la distribution des chocs, puis on définit les bornes à Q1 - 1,5×IQR et Q3 + 1,5×IQR (avec IQR = Q3 - Q1). Toute valeur en dehors de ces bornes est considérée comme aberrante. Cette règle de Tukey ne présuppose pas de forme de distribution et est plus<text:s/><text:span text:style-name="T32">robuste</text:span><text:s/>que le z-score aux distributions asymétriques. Cependant, si la série présente de la<text:s/><text:span text:style-name="T33">saisonnalité</text:span><text:s/>ou des changements de tendance, l’IQR global peut être trop large et masquer certaines anomalies locales. C’est un outil simple souvent visualisé via les<text:s/><text:span text:style-name="T34">boîtes à moustaches</text:span><text:s/>en statistique descriptive.</text:p>
        </text:list-item>
        <text:list-item>
          <text:p text:style-name="P35"><text:span text:style-name="T36">MAD (Median Absolute Deviation)</text:span><text:s/>– Le<text:s/><text:span text:style-name="T37">MAD</text:span><text:s/>est un estimateur robuste de la dispersion : il s’agit de la médiane des écarts absolus à la médiane de la série. On peut définir un score robuste zMAD=0.6745×<text:span text:style-name="T38">∣</text:span>x<text:span text:style-name="T39">−</text:span>me<text:span text:style-name="T40">ˊ</text:span>diane<text:span text:style-name="T41">∣</text:span>MADz_{MAD} = 0.6745 \times \frac{|x - \text{m<text:span text:style-name="T42">é</text:span>diane}|}{MAD}zMAD<text:span text:style-name="T43">​</text:span>=0.6745×MAD<text:span text:style-name="T44">∣</text:span>x−me<text:span text:style-name="T45">ˊ</text:span>diane<text:span text:style-name="T46">∣</text:span><text:span text:style-name="T47">​</text:span><text:s/>(0.6745 étant un facteur pour rendre ce score comparable à un z-score normal). Des seuils (typiquement ±3.5) sur ce score permettent de détecter des outliers de manière<text:s/><text:span text:style-name="T48">beaucoup moins influencée par les valeurs extrêmes</text:span><text:span text:style-name="T49">​</text:span><text:a xlink:href="https://www.numberanalytics.com/blog/5-uses-of-mad-for-outlier-detection#:~:text=Because%20MAD%20uses%20absolute%20deviations,anomalies%20and%20deviations%20are%20expected" office:target-frame-name="_blank" xlink:show="new"><text:span text:style-name="Lienhypertexte">numberanalytics.com</text:span></text:a><text:span text:style-name="T50">​</text:span><text:a xlink:href="https://www.numberanalytics.com/blog/5-uses-of-mad-for-outlier-detection#:~:text=Traditional%20outlier%20detection%20often%20employs,is%20inherently%20resistant%20to%20these" office:target-frame-name="_blank" xlink:show="new"><text:span text:style-name="Lienhypertexte">numberanalytics.com</text:span></text:a>. En effet, la médiane et le MAD ne bougent pas significativement en présence d’anomalies isolées, contrairement à la moyenne et σ classiques. Ainsi, le MAD est recommandé dans les jeux de données financiers où quelques chocs extrêmes peuvent exister aux côtés d’une majorité de variations modérées. Il est efficace même si la distribution n’est pas gaussienne, et résiste bien aux<text:s/><text:span text:style-name="T51">données à fortes queues</text:span><text:s/>(courantes en finance)<text:span text:style-name="T52">​</text:span><text:a xlink:href="https://www.numberanalytics.com/blog/5-uses-of-mad-for-outlier-detection#:~:text=Traditional%20dispersion%20measures%20like%20the,data%2C%20offering%20several%20distinct%20benefits" office:target-frame-name="_blank" xlink:show="new"><text:span text:style-name="Lienhypertexte">numberanalytics.com</text:span></text:a>. Son inconvénient est qu’il faut fixer un seuil (comme 3.5) de manière un peu empirique, mais celui-ci est en général plus fiable que le 3σ lorsque des anomalies sont attendues<text:span text:style-name="T53">​</text:span><text:a xlink:href="https://www.numberanalytics.com/blog/5-uses-of-mad-for-outlier-detection#:~:text=assumes%20a%20normal%20distribution%20and,is%20inherently%20resistant%20to%20these" office:target-frame-name="_blank" xlink:show="new"><text:span text:style-name="Lienhypertexte">numberanalytics.com</text:span></text:a>.</text:p>
        </text:list-item>
        <text:list-item>
          <text:p text:style-name="P54"><text:span text:style-name="T55">Désaisonnalisation et tendances (STL)</text:span><text:s/>– Lorsqu’une série univariée présente des composantes saisonnières ou de tendance, celles-ci peuvent masquer ou faire ressembler à des anomalies des variations normales. La méthode<text:s/><text:span text:style-name="T56">STL</text:span><text:s/>(<text:span text:style-name="T57">Seasonal and Trend decomposition using Loess</text:span>) permet de décomposer une série temporelle en trois composantes : tendance, saisonnalité et résidu<text:span text:style-name="T58">​</text:span><text:a xlink:href="https://neptune.ai/blog/anomaly-detection-in-time-series#:~:text=STL%20stands%20for%20seasonal,parts%3A%20seasonal%2C%20trend%2C%20and%20residue" office:target-frame-name="_blank" xlink:show="new"><text:span text:style-name="Lienhypertexte">neptune.ai</text:span></text:a>. En soustrayant la saisonnalité et la tendance estimées, on obtient un<text:s/><text:soft-page-break/><text:span text:style-name="T59">résidu</text:span><text:s/>stationnaire sur lequel on peut appliquer une détection d’outliers (par exemple via un seuil sur l’écart-type du résidu). Cette approche est utilisée par exemple par Twitter pour détecter des anomalies dans les métriques web. Elle est<text:s/><text:span text:style-name="T60">robuste</text:span><text:s/>et fournit une interprétation claire (les anomalies se voient dans la composante résiduelle)<text:span text:style-name="T61">​</text:span><text:a xlink:href="https://neptune.ai/blog/anomaly-detection-in-time-series#:~:text=Pros" office:target-frame-name="_blank" xlink:show="new"><text:span text:style-name="Lienhypertexte">neptune.ai</text:span></text:a>. STL est particulièrement utile si les chocs de marché ont des patterns réguliers (ex : effets de fin de mois, cyclicité économique) qu’on souhaite neutraliser avant de chercher des valeurs aberrantes. En revanche, son paramétrage est rigide : il faut choisir une période de saisonnalité, et à part le choix du seuil sur le résidu, il y a peu d’hyperparamètres pour ajuster la sensibilité<text:span text:style-name="T62">​</text:span><text:a xlink:href="https://neptune.ai/blog/anomaly-detection-in-time-series#:~:text=Cons" office:target-frame-name="_blank" xlink:show="new"><text:span text:style-name="Lienhypertexte">neptune.ai</text:span></text:a>.</text:p>
        </text:list-item>
      </text:list>
      <text:p text:style-name="Normal">En résumé, les méthodes univariées offrent un<text:s/><text:span text:style-name="T63">premier niveau de filtrage</text:span><text:s/>simple : elles signalent les chocs isolés anormalement grands sur un pilier donné. Elles sont rapides sur un gros volume (on peut les calculer en une passe sur les données). Cependant, elles ne repèrent pas des anomalies plus subtiles comme une combinaison inhabituelle de mouvements modérés sur plusieurs piliers. De plus, en pratique, il faut parfois combiner plusieurs critères (par ex., un choc pourrait ne pas dépasser 3σ mais être le seul à avoir un signe opposé aux autres piliers du scénario).</text:p>
      <text:p text:style-name="Normal"><text:span text:style-name="T64">Tableau 1 : Comparatif des méthodes univariées classiques</text:span></text:p>
      <table:table table:style-name="Table65">
        <table:table-columns>
          <table:table-column table:style-name="TableColumn66"/>
          <table:table-column table:style-name="TableColumn67"/>
          <table:table-column table:style-name="TableColumn68"/>
          <table:table-column table:style-name="TableColumn69"/>
        </table:table-columns>
        <table:table-header-rows>
          <table:table-row table:style-name="TableRow70">
            <table:table-cell table:style-name="TableCell71">
              <text:p text:style-name="P72">Méthode</text:p>
            </table:table-cell>
            <table:table-cell table:style-name="TableCell73">
              <text:p text:style-name="P74">Principe</text:p>
            </table:table-cell>
            <table:table-cell table:style-name="TableCell75">
              <text:p text:style-name="P76">Forces</text:p>
            </table:table-cell>
            <table:table-cell table:style-name="TableCell77">
              <text:p text:style-name="P78">Limites</text:p>
            </table:table-cell>
          </table:table-row>
        </table:table-header-rows>
        <table:table-row table:style-name="TableRow79">
          <table:table-cell table:style-name="TableCell80">
            <text:p text:style-name="Normal">Z-score (3σ)</text:p>
          </table:table-cell>
          <table:table-cell table:style-name="TableCell81">
            <text:p text:style-name="Normal">Écart en σ par rapport à la moyenne</text:p>
          </table:table-cell>
          <table:table-cell table:style-name="TableCell82">
            <text:p text:style-name="Normal">Simple, intuitif (suppose normalité)</text:p>
          </table:table-cell>
          <table:table-cell table:style-name="TableCell83">
            <text:p text:style-name="Normal">Sensible aux outliers, suppose distribution gaussienne</text:p>
          </table:table-cell>
        </table:table-row>
        <table:table-row table:style-name="TableRow84">
          <table:table-cell table:style-name="TableCell85">
            <text:p text:style-name="Normal">IQR (1.5×IQR)</text:p>
          </table:table-cell>
          <table:table-cell table:style-name="TableCell86">
            <text:p text:style-name="Normal">Intervalle interquartile (Tukey)</text:p>
          </table:table-cell>
          <table:table-cell table:style-name="TableCell87">
            <text:p text:style-name="Normal">Aucune hypothèse de loi, facile à visualiser</text:p>
          </table:table-cell>
          <table:table-cell table:style-name="TableCell88">
            <text:p text:style-name="Normal">Manque de sensibilité si distribution très étalée ou multimodale</text:p>
          </table:table-cell>
        </table:table-row>
        <table:table-row table:style-name="TableRow89">
          <table:table-cell table:style-name="TableCell90">
            <text:p text:style-name="Normal">MAD (écart médian absolu)</text:p>
          </table:table-cell>
          <table:table-cell table:style-name="TableCell91">
            <text:p text:style-name="Normal">Dispersion via la médiane</text:p>
          </table:table-cell>
          <table:table-cell table:style-name="TableCell92">
            <text:p text:style-name="Normal">Robuste aux valeurs extrêmes, adapté aux queues épaisses<text:span text:style-name="T93">​</text:span><text:a xlink:href="https://www.numberanalytics.com/blog/5-uses-of-mad-for-outlier-detection#:~:text=Because%20MAD%20uses%20absolute%20deviations,anomalies%20and%20deviations%20are%20expected" office:target-frame-name="_blank" xlink:show="new"><text:span text:style-name="Lienhypertexte">numberanalytics.com</text:span></text:a></text:p>
          </table:table-cell>
          <table:table-cell table:style-name="TableCell94">
            <text:p text:style-name="Normal">Besoin d’un seuil calibré (k*MAD), moins intuitif que σ</text:p>
          </table:table-cell>
        </table:table-row>
        <table:table-row table:style-name="TableRow95">
          <table:table-cell table:style-name="TableCell96">
            <text:p text:style-name="Normal">STL + seuil sur résidu</text:p>
          </table:table-cell>
          <table:table-cell table:style-name="TableCell97">
            <text:p text:style-name="Normal">Décomposition saison/trend + outliers sur résidus</text:p>
          </table:table-cell>
          <table:table-cell table:style-name="TableCell98">
            <text:p text:style-name="Normal">Gère saisonnalité, anomalies plus interprétables<text:span text:style-name="T99">​</text:span><text:a xlink:href="https://neptune.ai/blog/anomaly-detection-in-time-series#:~:text=Pros" office:target-frame-name="_blank" xlink:show="new"><text:span text:style-name="Lienhypertexte">neptune.ai</text:span></text:a></text:p>
          </table:table-cell>
          <table:table-cell table:style-name="TableCell100">
            <text:p text:style-name="Normal">Paramétrage rigide, suppose série suffisamment longue et périodique</text:p>
          </table:table-cell>
        </table:table-row>
      </table:table>
      <text:p text:style-name="P101">Méthodes de séries temporelles</text:p>
      <text:p text:style-name="Normal">Au-delà des statistiques univariées simples, on peut exploiter la dimension temporelle des données de chocs. Ici, on modélise l’évolution d’une série dans le temps à l’aide<text:s/><text:soft-page-break/>d’un modèle, puis on identifie comme anomalies les points qui s’écartent significativement de ce que prédit le modèle. L’idée est que les séries financières suivent en général certains patterns (retour à la moyenne, volatilité conditionnelle, etc.), et qu’un<text:s/><text:span text:style-name="T102">écart de modèle</text:span><text:s/>important peut signaler un outlier. Ces approches sont utiles pour détecter des<text:s/><text:span text:style-name="T103">anomalies contextuelles</text:span><text:s/>(par exemple un choc qui n’est pas aberrant en valeur absolue mais qui est inhabituel compte tenu de la tendance récente). Toutefois, elles nécessitent de bien spécifier le modèle et peuvent être coûteuses si on doit ajuster un modèle par série de pilier et par structure.</text:p>
      <text:list text:style-name="LFO2" text:continue-numbering="true">
        <text:list-item>
          <text:p text:style-name="P104"><text:span text:style-name="T105">Modèles ARIMA (Auto-Regressive Integrated Moving Average)</text:span><text:s/>– Les modèles ARIMA et variantes (ARMA, AR, MA) sont des modèles de prédiction linéaire largement utilisés en séries financières. Une approche classique d’anomalie consiste à estimer un ARIMA sur la série temporelle d’un pilier (éventuellement après différenciation pour stationnariser), puis à examiner les<text:s/><text:span text:style-name="T106">résidus</text:span><text:s/>du modèle : toute observation dont le résidu (erreur de prédiction) est statistiquement trop grand indique une anomalie. Des travaux comme Chen &amp; Liu (1993) ont formalisé des tests pour détecter différents types d’<text:span text:style-name="T107">outliers temporels</text:span><text:s/>dans un ARIMA (outlier additif vs innovateur, changement de niveau, etc.)<text:span text:style-name="T108">​</text:span><text:a xlink:href="https://www.efmaefm.org/0efmameetings/efma%20annual%20meetings/2013-Reading/papers/EFMA2013_0547_fullpaper.pdf#:~:text=According%20to%20the%20taxonomy%20proposed,case%2C%20the%20regression%20polynomial%20is" office:target-frame-name="_blank" xlink:show="new"><text:span text:style-name="Lienhypertexte">efmaefm.org</text:span></text:a><text:span text:style-name="T109">​</text:span><text:a xlink:href="https://www.efmaefm.org/0efmameetings/efma%20annual%20meetings/2013-Reading/papers/EFMA2013_0547_fullpaper.pdf#:~:text=1,observations%20in%20the%20noise%20process" office:target-frame-name="_blank" xlink:show="new"><text:span text:style-name="Lienhypertexte">efmaefm.org</text:span></text:a>. En pratique, des outils comme la procédure<text:s/><text:span text:style-name="T110">TSOUTLIERS</text:span><text:s/>dans R utilisent ces tests pour identifier et corriger des points aberrants lors de l’ajustement d’un ARIMA. L’avantage d’ARIMA est de<text:s/><text:span text:style-name="T111">profiler la “norme”</text:span><text:s/>de la série en tenant compte de sa dynamique propre (autocorrélations, tendance). Il peut distinguer, par exemple, un choc isolé atypique d’une simple prolongation d’une tendance haussière normale. Cependant, cette approche souffre de<text:s/><text:span text:style-name="T112">plusieurs limites</text:span><text:s/>: (a) nécessité de choisir l’ordre du modèle (p, d, q) adéquat, ce qui peut être ardu sans intervention manuelle<text:span text:style-name="T113">​</text:span><text:a xlink:href="https://www.mdpi.com/1999-4893/15/10/385#:~:text=require%20strong%20assumptions%20on%20the,market%20risk%20factors%20are%20treated" office:target-frame-name="_blank" xlink:show="new"><text:span text:style-name="Lienhypertexte">mdpi.com</text:span></text:a><text:span text:style-name="T114">​</text:span><text:a xlink:href="https://www.mdpi.com/1999-4893/15/10/385#:~:text=parametric%20approaches%2C%20some%20parameters%20have,risk%20factors%20are%20treated%20simultaneously" office:target-frame-name="_blank" xlink:show="new"><text:span text:style-name="Lienhypertexte">mdpi.com</text:span></text:a><text:s/>; (b) suppositions de stationnarité et de distribution souvent trop restrictives pour des séries financières hétérogènes<text:span text:style-name="T115">​</text:span><text:a xlink:href="https://www.mdpi.com/1999-4893/15/10/385#:~:text=statistical%20tests%20and%20predictive%20models,to%20each%20time%20series%20also" office:target-frame-name="_blank" xlink:show="new"><text:span text:style-name="Lienhypertexte">mdpi.com</text:span></text:a><text:span text:style-name="T116">​</text:span><text:a xlink:href="https://www.mdpi.com/1999-4893/15/10/385#:~:text=the%20order%20of%20the%20models,risk%20factors%20are%20treated%20simultaneously" office:target-frame-name="_blank" xlink:show="new"><text:span text:style-name="Lienhypertexte">mdpi.com</text:span></text:a><text:s/>; (c) performance computationnelle – ajuster un ARIMA par pilier et par scénario peut être lourd sur 4M de lignes, à moins d’automatiser et de restreindre l’analyse à des sous-ensembles. En résumé, ARIMA est puissant pour détecter des<text:s/><text:span text:style-name="T117">anomalies point-in-time</text:span><text:s/>dans une série donnée, mais son déploiement sur un grand univers de séries doit être soigneusement calibré.</text:p>
        </text:list-item>
        <text:list-item>
          <text:p text:style-name="P118"><text:span text:style-name="T119">Modèles GARCH (Generalized Autoregressive Conditional Heteroskedasticity)</text:span><text:s/>– Les modèles GARCH sont conçus pour modéliser la<text:s/><text:span text:style-name="T120">volatilité variable dans le temps</text:span><text:s/>des séries financières (volatility clustering). Ils pourraient ne pas sembler de prime abord des outils de détection d’anomalies, mais ils sont utiles pour<text:s/><text:span text:style-name="T121">normaliser</text:span><text:s/>les variations. En effet, un choc de marché peut paraître énorme en période calme mais normal en période de forte volatilité. Un GARCH ajusté sur la série de chocs d’un pilier fournit à chaque date une estimation de la variance conditionnelle σ²_t ; on peut alors regarder les<text:s/><text:span text:style-name="T122">résidus<text:s/></text:span><text:soft-page-break/><text:span text:style-name="T123">standardisés</text:span><text:s/>(rapport du choc à σ_t). Si ces résidus dépassent par exemple 3 ou 4 en valeur absolue, on a un outlier compte tenu du niveau de volatilité courant. Cette approche capte des anomalies<text:s/><text:span text:style-name="T124">en tenant compte du régime de marché</text:span><text:s/>– e.g. un mouvement de 50bps peut être banal lors d’une crise mais extraordinaire en temps normal. L’utilisation de lois à queue épaisse (Student-t) dans GARCH permet en outre de réduire la sensibilité aux outliers, car l’ajustement n’est pas trop influencé par quelques chocs extrêmes. Malgré cela, la présence de données aberrantes peut biaiser l’estimation des paramètres GARCH (d’où des variantes robustes dans la littérature). En pratique, on pourra ajuster un GARCH(1,1) sur chaque série de taux d’intérêt ou d’écart de crédit, puis<text:s/><text:span text:style-name="T125">inspecter les pics de résidus</text:span>. Les travaux montrent par exemple que des procédures spécifiques peuvent identifier et traiter les outliers dans les GARCH<text:span text:style-name="T126">​</text:span><text:a xlink:href="https://www.econstor.eu/bitstream/10419/86376/1/05-092.pdf#:~:text=Financial%20data%20typically%20show%20volatility,additive%20outliers%20in%20GARCH%20models" office:target-frame-name="_blank" xlink:show="new"><text:span text:style-name="Lienhypertexte">econstor.eu</text:span></text:a><text:span text:style-name="T127">​</text:span><text:a xlink:href="https://papers.ssrn.com/sol3/Delivery.cfm/SSRN_ID1474217_code499180.pdf?abstractid=1413623#:~:text=,of%20Chen%20and%20Liu" office:target-frame-name="_blank" xlink:show="new"><text:span text:style-name="Lienhypertexte">papers.ssrn.com</text:span></text:a>. L’avantage est de détecter les anomalies<text:s/><text:span text:style-name="T128">de retour</text:span><text:s/>(un saut bien au-delà de la volatilité attendue) et de distinguer “volatilité accrue” vs “vraie anomalie”. La limite est que cela reste un modèle paramétrique avec des hypothèses (stationnarité hors anomalies, etc.) et qu’il faut avoir suffisamment de données historiques pour bien calibrer le GARCH avant de faire confiance aux signaux d’outliers.</text:p>
        </text:list-item>
        <text:list-item>
          <text:p text:style-name="P129"><text:span text:style-name="T130">Méthodes de prévision modernes (Prophet)</text:span><text:s/>–<text:s/><text:span text:style-name="T131">Prophet</text:span><text:s/>est un outil de prévision développé à l’origine par Facebook, qui combine des termes de tendance, de saisonnalité et des holidays dans un modèle additif ajusté de manière robuste (via une vraisemblance Student). Prophet peut servir à la détection d’anomalies en tant que<text:s/><text:span text:style-name="T132">filtre robuste</text:span><text:s/>: on ajuste le modèle sur l’historique d’une série et on regarde où les prédictions s’écartent des observations. Prophet a l’avantage d’être<text:s/><text:span text:style-name="T133">peu sensible aux outliers isolés</text:span><text:s/>lors de l’ajustement, car il utilise par défaut une distribution d’erreur à queues épaisses (Student) qui leur assigne moins de poids<text:span text:style-name="T134">​</text:span>facebook.github.io. Ainsi, un choc aberrant ne va pas fausser drastiquement la tendance estimée. Cependant, il ne “signale” pas explicitement l’anomalie : souvent, Prophet va absorber un gros choc en l’interprétant comme un changement de tendance (break) pour mieux coller aux données<text:span text:style-name="T135">​</text:span>facebook.github.io. Cela peut conduire à des intervalles de prévision très larges ou à anticiper à tort d’autres changements de tendance similaires. La documentation conseille d’ailleurs de<text:s/><text:span text:style-name="T136">retirer les outliers</text:span><text:s/>identifiés pour améliorer la qualité des prévisions<text:span text:style-name="T137">​</text:span>facebook.github.io. Dans notre optique, on peut donc utiliser Prophet en deux passes : ajuster le modèle, repérer les points ayant de grands résidus ou provoquant des ruptures de tendance artificielles, et les traiter en outliers (les marquer NA puis refitter éventuellement). Prophet est pratique pour des séries avec fortes composantes calendaires (saisonnalité annuelle, effets de fin de trimestre…) qu’on souhaite éliminer. Il est moins adapté à une détection fine des anomalies locales (il donnera plutôt une vision lissée).<text:s/><text:soft-page-break/>En somme, c’est un<text:s/><text:span text:style-name="T138">outil de modélisation robuste</text:span><text:s/>qui peut faciliter la détection d’anomalies en fournissant un benchmark de “comportement normal” de la série (avec tendance/saison) puis en pointant les écarts inhabituels.</text:p>
        </text:list-item>
      </text:list>
      <text:p text:style-name="Normal"><text:span text:style-name="T139">Tableau 2 : Méthodes basées sur des modèles temporels</text:span></text:p>
      <table:table table:style-name="Table140">
        <table:table-columns>
          <table:table-column table:style-name="TableColumn141"/>
          <table:table-column table:style-name="TableColumn142"/>
          <table:table-column table:style-name="TableColumn143"/>
          <table:table-column table:style-name="TableColumn144"/>
        </table:table-columns>
        <table:table-header-rows>
          <table:table-row table:style-name="TableRow145">
            <table:table-cell table:style-name="TableCell146">
              <text:p text:style-name="P147">Modèle</text:p>
            </table:table-cell>
            <table:table-cell table:style-name="TableCell148">
              <text:p text:style-name="P149">Idée</text:p>
            </table:table-cell>
            <table:table-cell table:style-name="TableCell150">
              <text:p text:style-name="P151">Points forts</text:p>
            </table:table-cell>
            <table:table-cell table:style-name="TableCell152">
              <text:p text:style-name="P153">Points faibles</text:p>
            </table:table-cell>
          </table:table-row>
        </table:table-header-rows>
        <table:table-row table:style-name="TableRow154">
          <table:table-cell table:style-name="TableCell155">
            <text:p text:style-name="Normal">ARIMA</text:p>
          </table:table-cell>
          <table:table-cell table:style-name="TableCell156">
            <text:p text:style-name="Normal">Prévoir la série et détecter résidus</text:p>
          </table:table-cell>
          <table:table-cell table:style-name="TableCell157">
            <text:p text:style-name="Normal">Tient compte de l’auto-corrélation, outliers classés par type (AO/IO…)</text:p>
          </table:table-cell>
          <table:table-cell table:style-name="TableCell158">
            <text:p text:style-name="Normal">Paramétrage lourd (ordre du modèle), suppositions (stationnarité) souvent violées<text:span text:style-name="T159">​</text:span><text:a xlink:href="https://www.mdpi.com/1999-4893/15/10/385#:~:text=techniques%20that%20rely%20on%20fitting,market%20risk%20factors%20are%20treated" office:target-frame-name="_blank" xlink:show="new"><text:span text:style-name="Lienhypertexte">mdpi.com</text:span></text:a></text:p>
          </table:table-cell>
        </table:table-row>
        <table:table-row table:style-name="TableRow160">
          <table:table-cell table:style-name="TableCell161">
            <text:p text:style-name="Normal">GARCH</text:p>
          </table:table-cell>
          <table:table-cell table:style-name="TableCell162">
            <text:p text:style-name="Normal">Estimer volatilité conditionnelle</text:p>
          </table:table-cell>
          <table:table-cell table:style-name="TableCell163">
            <text:p text:style-name="Normal">Distingue choc extrême vs volatilité élevée attendue, robuste avec loi épaisse</text:p>
          </table:table-cell>
          <table:table-cell table:style-name="TableCell164">
            <text:p text:style-name="Normal">Complexe à estimer, sensible aux erreurs de spécification (mauvaise distribution, etc.)</text:p>
          </table:table-cell>
        </table:table-row>
        <table:table-row table:style-name="TableRow165">
          <table:table-cell table:style-name="TableCell166">
            <text:p text:style-name="Normal">Prophet</text:p>
          </table:table-cell>
          <table:table-cell table:style-name="TableCell167">
            <text:p text:style-name="Normal">Modèle additif robuste (tendance+saison)</text:p>
          </table:table-cell>
          <table:table-cell table:style-name="TableCell168">
            <text:p text:style-name="Normal">Robustesse aux outliers isolés, capte saisons/trend, facile à utiliser</text:p>
          </table:table-cell>
          <table:table-cell table:style-name="TableCell169">
            <text:p text:style-name="Normal">Ne signale pas explicitement l’anomalie (elle peut être absorbée)<text:span text:style-name="T170">​</text:span>facebook.github.io, suppose patterns répétitifs stables</text:p>
          </table:table-cell>
        </table:table-row>
      </table:table>
      <text:p text:style-name="Normal"><text:span text:style-name="T171">Remarque :</text:span><text:s/>D’autres approches de séries temporelles pourraient être mentionnées, comme les modèles à changement de régimes (Markov switching) qui détectent des régimes aberrants, ou les méthodes de filtrage de Kalman robustes. Cependant, ARIMA/GARCH/Prophet couvrent les principaux paradigmes (prévision linéaire, volatilité, modèle additif) utilisés couramment en pratique pour identifier des anomalies<text:s/><text:span text:style-name="T172">a posteriori</text:span>.</text:p>
      <text:p text:style-name="P173">Approches multivariées sur les vecteurs de tenors</text:p>
      <text:p text:style-name="Normal">Les méthodes multivariées considèrent<text:s/><text:span text:style-name="T174">simultanément l’ensemble des piliers</text:span><text:s/>d’un scénario (par exemple le vecteur de chocs [6M, 1Y, 10Y,…] à une date donnée). L’objectif est de détecter des scénarios dont la<text:s/><text:span text:style-name="T175">forme de courbe de choc</text:span><text:s/>est anormale, ou des combinaisons de mouvements entre tenors qui ne se produisent pas d’ordinaire. Contrairement aux approches précédentes, on ne traite plus chaque série isolément mais on regarde le vecteur<text:s/><text:span text:style-name="T176">d</text:span><text:span text:style-name="T177">‐</text:span>dimensionnel (d = nombre de piliers) dans son ensemble. Ceci est crucial pour rep<text:span text:style-name="T178">é</text:span>rer des anomalies<text:s/><text:span text:style-name="T179">structurelles</text:span><text:s/>: par exemple, si tous les piliers &lt;=1Y montent fortement alors que ceux &gt;=5Y baissent fortement – ce pattern inhabituel pourrait être un outlier multivarié même si chaque composante prise individuellement n’est pas extrême.</text:p>
      <text:soft-page-break/>
      <text:p text:style-name="Normal">Les données de marché ont souvent une<text:s/><text:span text:style-name="T180">structure corrélée</text:span><text:s/>(ex : les chocs sur la courbe des taux suivent des déformations en pente, parallèles, etc.). Les méthodes multivariées exploitent cette structure pour évaluer la plausibilité d’un vecteur entier. Elles incluent des techniques de réduction de dimension, des méthodes géométriques (distances) ou des algorithmes d’apprentissage non supervisé dédiés aux outliers.</text:p>
      <text:list text:style-name="LFO3" text:continue-numbering="true">
        <text:list-item>
          <text:p text:style-name="P181"><text:span text:style-name="T182">Analyse en composantes principales (PCA)</text:span><text:s/>– La PCA est souvent utilisée en finance pour représenter les variations d’une courbe de taux via quelques facteurs (ex: niveau, pente, courbure). Dans le contexte d’anomalie, on peut projeter chaque vecteur de chocs sur les premiers axes principaux et reconstruire une<text:s/><text:span text:style-name="T183">valeur approchée</text:span><text:s/>du vecteur. Si l’erreur de reconstruction est grande pour un scénario, c’est qu’il comporte une composante inhabituelle non expliquée par les facteurs principaux habituels – potentiellement une anomalie. En pratique, on pourrait calibrer une PCA sur l’historique des chocs de marché “normaux” et calculer la distance de chaque vecteur à l’espace factoriel. Cela revient à utiliser la<text:s/><text:span text:style-name="T184">distance de Mahalanobis</text:span><text:s/>: la PCA fournit la matrice de covariance des données, et la distance de Mahalanobis mesure à combien d’écarts-types multivariés se situe un point de cette distribution. Un scénario dont la distance de Mahalanobis est au-delà d’un certain quantile (par ex 99.97ème percentile correspondant à ~3σ en multidimension) peut être flaggé. L’avantage de PCA est sa<text:s/><text:span text:style-name="T185">simplicité et interprétabilité</text:span><text:s/>: on identifie quelles composantes sont “anormales”. Par exemple, on peut constater qu’un vecteur outlier a une contribution beaucoup trop forte sur un 4e composant habituellement négligeable. De plus, c’est peu coûteux si d (nb de piliers) est modeste. Dans notre dataset, d pourrait être ~10–30 (selon le nombre de maturités), ce qui est tout à fait gérable. Une limite est que la PCA est une méthode linéaire qui va mal capturer des relations non-linéaires entre tenors. De plus, elle requiert que les données d’apprentissage de la PCA soient représentatives : s’il y a déjà des anomalies dans l’échantillon, elles peuvent influencer les axes. On peut contourner cela en utilisant une PCA<text:s/><text:span text:style-name="T186">robuste</text:span><text:s/>(insensible aux outliers) ou en nettoyant iterativement. Malgré ces limites, PCA a été employée avec succès pour détecter des anomalies sur des données de marché complexes<text:span text:style-name="T187">​</text:span><text:a xlink:href="https://www.mdpi.com/1999-4893/15/10/385#:~:text=compressing%20and%20reconstructing%20the%20data,a%20basic%20imputation%20approach%20to" office:target-frame-name="_blank" xlink:show="new"><text:span text:style-name="Lienhypertexte">mdpi.com</text:span></text:a><text:span text:style-name="T188">​</text:span><text:a xlink:href="https://www.mdpi.com/1999-4893/15/10/385#:~:text=anomaly%20detection%20algorithms%20is%20numerically,approach%20to%20correct%20the%20anomaly" office:target-frame-name="_blank" xlink:show="new"><text:span text:style-name="Lienhypertexte">mdpi.com</text:span></text:a>, notamment couplée avec des techniques d’imputation pour corriger les valeurs aberrantes et améliorer ensuite les mesures de risque.</text:p>
        </text:list-item>
        <text:list-item>
          <text:p text:style-name="P189"><text:span text:style-name="T190">Isolation Forest (IF)</text:span><text:s/>– L’Isolation Forest est un algorithme d’ensemble (forêt aléatoire) conçu spécifiquement pour l’anomalie. Il fonctionne en isolant récursivement les observations à l’aide de partitions aléatoires : les anomalies, étant rares et différentes, tendent à être isolées en moins de coupures que les points normaux<text:span text:style-name="T191">​</text:span><text:a xlink:href="https://neptune.ai/blog/anomaly-detection-in-time-series#:~:text=The%20main%20idea%2C%20which%20is,is%20based%20on%20decision%20trees" office:target-frame-name="_blank" xlink:show="new"><text:span text:style-name="Lienhypertexte">neptune.ai</text:span></text:a>. En pratique, on construit de nombreux arbres de décision aléatoires; la profondeur moyenne à laquelle un point est isolé donne<text:s/><text:soft-page-break/>un score d’anomalie. IF est<text:s/><text:span text:style-name="T192">non paramétrique</text:span><text:s/>(pas d’hypothèse distributionnelle) et gère bien les hautes dimensions en se basant sur des subdivisions aléatoires plutôt que sur le calcul de distances complexe. Il a montré son efficacité dans de nombreux domaines, y compris la finance pour détecter des transactions frauduleuses ou des comportements de marché inhabituels. Un atout clé est qu’il<text:s/><text:span text:style-name="T193">n’efforce pas de modéliser les données normales</text:span>, il se concentre juste à isoler les points rares<text:span text:style-name="T194">​</text:span><text:a xlink:href="https://neptune.ai/blog/anomaly-detection-in-time-series#:~:text=The%20main%20idea%2C%20which%20is,is%20based%20on%20decision%20trees" office:target-frame-name="_blank" xlink:show="new"><text:span text:style-name="Lienhypertexte">neptune.ai</text:span></text:a>. Cela évite d’avoir à estimer une densité multi-dimensionnelle difficile. De plus, il peut naturellement gérer des jeux massifs en sous-échantillonnant les données pour chaque arbre. Pour 4M lignes, on peut par exemple construire chaque arbre sur un échantillon de 50k points, ce qui rend le calcul scalable. Parmi les limites : l’Isolation Forest nécessite de<text:s/><text:span text:style-name="T195">fixer le taux d’anomalie</text:span><text:s/>attendu (contamination) pour définir le seuil de score<text:span text:style-name="T196">​</text:span><text:a xlink:href="https://neptune.ai/blog/anomaly-detection-in-time-series#:~:text=,1%20for%20the%20anomaly" office:target-frame-name="_blank" xlink:show="new"><text:span text:style-name="Lienhypertexte">neptune.ai</text:span></text:a>. Si ce paramètre est mal estimé, on peut avoir trop ou trop peu d’outliers signalés. Il faut souvent le régler par essais ou validation<text:span text:style-name="T197">​</text:span><text:a xlink:href="https://www.mdpi.com/1999-4893/15/10/385#:~:text=well,art" office:target-frame-name="_blank" xlink:show="new"><text:span text:style-name="Lienhypertexte">mdpi.com</text:span></text:a>. Par ailleurs, IF ne donne pas directement une explication de pourquoi un point est isolé – c’est un modèle boîte noire comparé à PCA par exemple. Malgré cela, son<text:s/><text:span text:style-name="T198">efficacité empirique</text:span><text:s/>en fait un des algorithmes privilégiés pour la détection d’anomalies multivariées dans les jeux de données larges et bruités.</text:p>
        </text:list-item>
        <text:list-item>
          <text:p text:style-name="P199"><text:span text:style-name="T200">One-Class SVM (OC-SVM)</text:span><text:s/>– Le SVM à une classe est une adaptation des SVM qui cherche à englober la majorité des données (classe “normale”) dans une frontière en espace des features, en excluant les outliers. Techniquement, il cherche un hyperplan dans un espace de haute dimension (défini par un kernel) qui sépare les données du<text:s/><text:span text:style-name="T201">centre</text:span><text:s/>(l’origine) avec une marge maximale, tolérant une certaine fraction d’erreurs (nu). Tout point situé<text:s/><text:span text:style-name="T202">en dehors</text:span><text:s/>de la frontière obtenue est considéré comme anomalie. L’OC-SVM peut être vu comme une estimation du<text:s/><text:span text:style-name="T203">support</text:span><text:s/>de la distribution des données. Ses points forts : il peut modéliser des frontières très complexes via le kernel (donc capturer des formes non linéaires de “normalité”) et il est relativement<text:s/><text:span text:style-name="T204">robuste au bruit</text:span><text:s/>dans les données d’entraînement via le paramètre ν (fraction d’outliers tolérée). Il a été utilisé en finance, par ex. pour détecter des configurations de marché inédites en apprentissage sur des périodes calmes. Cependant, l’OC-SVM souffre de la<text:s/><text:span text:style-name="T205">malédiction de la dimension</text:span><text:s/>si d est grand : il dépend de calculs sur des noyaux entre points, ce qui devient coûteux pour des millions de lignes (complexité souvent &gt; O(n·d)). Sur 4M points, un OC-SVM classique est pratiquement inapplicable sans réduction de dimension préalable ou sous-échantillonnage massif. De plus, ses résultats peuvent être sensibles au choix du kernel (gaussien RBF est le plus courant) et des hyperparamètres (ν, γ). Il faut souvent effectuer une validation croisée soignée. L’OC-SVM n’offre pas d’explication directe non plus, même s’il est possible de regarder quel vecteur de support<text:s/><text:soft-page-break/>“définit” la frontière. En résumé, c’est un outil théoriquement élégant pour la<text:s/><text:span text:style-name="T206">détection de nouveauté</text:span>, mais dont l’usage sur un très grand dataset multi-dimensionnel doit être limité soit à un sous-ensemble, soit à la sortie d’une réduction de dimension comme PCA pour en réduire le fardeau de calcul.</text:p>
        </text:list-item>
        <text:list-item>
          <text:p text:style-name="P207"><text:span text:style-name="T208">Autoencodeurs (Autoencoders)</text:span><text:s/>– Les<text:s/><text:span text:style-name="T209">autoencodeurs</text:span><text:s/>sont des réseaux de neurones (généralement profonds) entraînés en non-supervisé à reconstruire leurs entrées en sortie. En les entraînant sur des données normales, l’autoencodeur apprend une représentation compressée (codage) des vecteurs de chocs et arrive à les reconstruire avec une faible erreur pour les configurations courantes. En revanche, un vecteur de chocs atypique ne pourra pas être correctement reconstruit – l’<text:span text:style-name="T210">erreur de reconstruction</text:span><text:s/>servira alors de score d’anomalie<text:span text:style-name="T211">​</text:span><text:a xlink:href="https://medium.com/@weidagang/demystifying-anomaly-detection-with-autoencoder-neural-networks-1e235840d879#:~:text=1,is%20flagged%20as%20an%20anomaly" office:target-frame-name="_blank" xlink:show="new"><text:span text:style-name="Lienhypertexte">medium.com</text:span></text:a>. Cette approche non-linéaire est une généralisation de la PCA : là où la PCA ne peut capturer qu’une structure linéaire, un autoencodeur avec plusieurs couches et activations non-linéaires peut modéliser des relations complexes entre piliers<text:span text:style-name="T212">​</text:span><text:a xlink:href="https://www.analyticsvidhya.com/blog/2022/01/complete-guide-to-anomaly-detection-with-autoencoders-using-tensorflow/#:~:text=AutoEncoders%20is%20a%20neural%20network,summarize%20Autoencoder%20in%20the%20below" office:target-frame-name="_blank" xlink:show="new"><text:span text:style-name="Lienhypertexte">analyticsvidhya.com</text:span></text:a>. Par exemple, si l’effet d’un choc 6M sur le 10Y est non linéaire, un AE pourrait théoriquement l’apprendre. Ses avantages : il peut être très performant pour détecter des anomalies subtiles car il utilise la<text:s/><text:span text:style-name="T213">puissance d’apprentissage du deep learning</text:span><text:s/>; il peut aussi intégrer davantage de features en entrée (par ex. inclure rf_struct_id encodé, ou d’autres variables) pour contextualiser la reconstruction. De plus, une fois entraîné, il est rapide à appliquer (une simple passe avant/arrière dans le réseau) même sur des millions de points. Néanmoins, ses limites sont à considérer : (a) il exige un effort d’entraînement non négligeable (il faut suffisamment de données “normales”, ce qui semble le cas ici, mais aussi calibrer l’architecture, le taux d’apprentissage, etc.) ; (b) comme tout modèle de réseau de neurones, il peut sur-apprendre et manquer de généralisation, surtout si certaines anomalies sont présentes dans les données d’entraînement – on peut introduire involontairement un biais ; (c) le résultat (erreurs de reconstruction) donne un score mais pas directement une cause, bien qu’en examinant les composantes qui contribuent le plus à l’erreur on puisse souvent cibler le pilier problématique. En pratique, les autoencodeurs ont été appliqués dans la<text:s/><text:span text:style-name="T214">détection de fraudes</text:span><text:s/>ou de défaillances industrielles avec succès, et en finance ils commencent à être utilisés pour surveiller des portefeuilles ou des séries économiques. Ils excellent quand la relation entre variables est trop complexe pour des méthodes linéaires. Enfin, notons qu’il existe des variantes avancées comme les<text:s/><text:span text:style-name="T215">Variational Autoencoders (VAE)</text:span><text:s/>ou<text:s/><text:span text:style-name="T216">Sparse Autoencoders</text:span>, mais le principe reste le même pour la détection : utiliser l’erreur de reconstruction comme indicateur d’anomalie<text:span text:style-name="T217">​</text:span><text:a xlink:href="https://medium.com/@weidagang/demystifying-anomaly-detection-with-autoencoder-neural-networks-1e235840d879#:~:text=1,is%20flagged%20as%20an%20anomaly" office:target-frame-name="_blank" xlink:show="new"><text:span text:style-name="Lienhypertexte">medium.com</text:span></text:a>.</text:p>
        </text:list-item>
      </text:list>
      <text:p text:style-name="Normal"><text:span text:style-name="T218">Tableau 3 : Méthodes d’anomalie multivariée (vecteurs de tenors)</text:span></text:p>
      <table:table table:style-name="Table219">
        <table:table-columns>
          <table:table-column table:style-name="TableColumn220"/>
          <table:table-column table:style-name="TableColumn221"/>
          <table:table-column table:style-name="TableColumn222"/>
          <table:table-column table:style-name="TableColumn223"/>
        </table:table-columns>
        <table:table-header-rows>
          <table:table-row table:style-name="TableRow224">
            <table:table-cell table:style-name="TableCell225">
              <text:soft-page-break/>
              <text:p text:style-name="P226">Méthode</text:p>
            </table:table-cell>
            <table:table-cell table:style-name="TableCell227">
              <text:p text:style-name="P228">Atout principal</text:p>
            </table:table-cell>
            <table:table-cell table:style-name="TableCell229">
              <text:p text:style-name="P230">Limites</text:p>
            </table:table-cell>
            <table:table-cell table:style-name="TableCell231">
              <text:p text:style-name="P232">Contextes d’usage</text:p>
            </table:table-cell>
          </table:table-row>
        </table:table-header-rows>
        <table:table-row table:style-name="TableRow233">
          <table:table-cell table:style-name="TableCell234">
            <text:p text:style-name="Normal">PCA (Mahalanobis)</text:p>
          </table:table-cell>
          <table:table-cell table:style-name="TableCell235">
            <text:p text:style-name="Normal">Détecte les formes de courbe inhabituelles via facteurs principaux, explicable</text:p>
          </table:table-cell>
          <table:table-cell table:style-name="TableCell236">
            <text:p text:style-name="Normal">Linéaire seulement, sensible si données d’entraînement contiennent déjà anomalies</text:p>
          </table:table-cell>
          <table:table-cell table:style-name="TableCell237">
            <text:p text:style-name="Normal">Courbes de taux, données corrélées où 2-3 facteurs expliquent l’essentiel</text:p>
          </table:table-cell>
        </table:table-row>
        <table:table-row table:style-name="TableRow238">
          <table:table-cell table:style-name="TableCell239">
            <text:p text:style-name="Normal">Isolation Forest</text:p>
          </table:table-cell>
          <table:table-cell table:style-name="TableCell240">
            <text:p text:style-name="Normal">Non paramétrique, gère haute dimension, isole vite les outliers rares<text:span text:style-name="T241">​</text:span><text:a xlink:href="https://neptune.ai/blog/anomaly-detection-in-time-series#:~:text=The%20main%20idea%2C%20which%20is,is%20based%20on%20decision%20trees" office:target-frame-name="_blank" xlink:show="new"><text:span text:style-name="Lienhypertexte">neptune.ai</text:span></text:a></text:p>
          </table:table-cell>
          <table:table-cell table:style-name="TableCell242">
            <text:p text:style-name="Normal">Hyperparamètre contamination à estimer<text:span text:style-name="T243">​</text:span><text:a xlink:href="https://neptune.ai/blog/anomaly-detection-in-time-series#:~:text=,1%20for%20the%20anomaly" office:target-frame-name="_blank" xlink:show="new"><text:span text:style-name="Lienhypertexte">neptune.ai</text:span></text:a>, “boîte noire” (peu explicatif)</text:p>
          </table:table-cell>
          <table:table-cell table:style-name="TableCell244">
            <text:p text:style-name="Normal">Grands jeux de données bruités, anomalies globales ou locales, finance de marché (comportements atypiques)</text:p>
          </table:table-cell>
        </table:table-row>
        <table:table-row table:style-name="TableRow245">
          <table:table-cell table:style-name="TableCell246">
            <text:p text:style-name="Normal">One-Class SVM</text:p>
          </table:table-cell>
          <table:table-cell table:style-name="TableCell247">
            <text:p text:style-name="Normal">Frontière flexible (kernel) englobant les données normales, approche statistique solide</text:p>
          </table:table-cell>
          <table:table-cell table:style-name="TableCell248">
            <text:p text:style-name="Normal">Échelle mal au-delà de quelques centaines de milliers de points, tuning délicat (kernel, ν)</text:p>
          </table:table-cell>
          <table:table-cell table:style-name="TableCell249">
            <text:p text:style-name="Normal">Détection de nouveautés sur variables réduites, validation d’anomalies sur un sous-échantillon représentatif</text:p>
          </table:table-cell>
        </table:table-row>
        <table:table-row table:style-name="TableRow250">
          <table:table-cell table:style-name="TableCell251">
            <text:p text:style-name="Normal">Autoencodeur (AE)</text:p>
          </table:table-cell>
          <table:table-cell table:style-name="TableCell252">
            <text:p text:style-name="Normal">Capture des patterns non-linéaires complexes, améliore PCA, s’adapte en deep learning<text:span text:style-name="T253">​</text:span><text:a xlink:href="https://www.analyticsvidhya.com/blog/2022/01/complete-guide-to-anomaly-detection-with-autoencoders-using-tensorflow/#:~:text=AutoEncoders%20is%20a%20neural%20network,summarize%20Autoencoder%20in%20the%20below" office:target-frame-name="_blank" xlink:show="new"><text:span text:style-name="Lienhypertexte">analyticsvidhya.com</text:span></text:a></text:p>
          </table:table-cell>
          <table:table-cell table:style-name="TableCell254">
            <text:p text:style-name="Normal">Entraînement coûteux, possible sur-apprentissage, interprétation moins directe</text:p>
          </table:table-cell>
          <table:table-cell table:style-name="TableCell255">
            <text:p text:style-name="Normal">Structures de taux complexes ou données multi-factorielles non linéaires, grands volumes où un modèle neuronal peut être formé</text:p>
          </table:table-cell>
        </table:table-row>
      </table:table>
      <text:p text:style-name="P256">Modèles avancés (deep learning, graphes, EVT, GAN, etc.)</text:p>
      <text:p text:style-name="Normal">Les méthodes avancées englobent des approches plus récentes ou sophistiquées, qui vont au-delà des techniques “standards” listées précédemment. Elles peuvent combiner plusieurs dimensions (spatiales, temporelles), utiliser des réseaux de neurones profonds, ou reposer sur des fondements théoriques spécifiques (graphes, théorie des extrêmes, modèles génératifs). Dans le cadre de la détection d’anomalies sur des données financières, ces modèles avancés sont souvent utilisés pour<text:s/><text:span text:style-name="T257">repérer des signaux faibles</text:span><text:s/>ou des anomalies d’un type particulier, ou pour améliorer la<text:s/><text:span text:style-name="T258">robustesse</text:span><text:s/>de la détection. Voici quelques-unes des approches avancées pertinentes :</text:p>
      <text:list text:style-name="LFO4" text:continue-numbering="true">
        <text:list-item>
          <text:p text:style-name="P259"><text:span text:style-name="T260">Réseaux de neurones profonds (LSTM, Transformers)</text:span><text:s/>– Outre les autoencodeurs déjà évoqués, d’autres architectures de deep learning sont<text:s/><text:soft-page-break/>utilisées pour les anomalies sur séries financières. Par exemple, les<text:s/><text:span text:style-name="T261">LSTM</text:span><text:s/>(Long Short-Term Memory networks) et autres RNN sont capables de modéliser des séquences temporelles en capturant les dépendances à long terme. Un LSTM entraîné à prédire la valeur suivante d’une série de chocs (ou à reconstruire la séquence glissante) peut signaler une anomalie lorsque l’erreur de prédiction est élevée sur un point. Ce type d’approche a été utilisé pour la détection d’anomalies dans des séries multivariées complexes, souvent en combinaison avec d’autres techniques (ex : un LSTM-VAE<text:span text:style-name="T262">​</text:span><text:a xlink:href="https://medium.com/georgian-impact-blog/time-series-anomaly-detection-the-detectives-toolbox-9ef131dddaf9#:~:text=Common%20models%20used%20here%20are,VAE%20and%20Donut" office:target-frame-name="_blank" xlink:show="new"><text:span text:style-name="Lienhypertexte">medium.com</text:span></text:a><text:s/>qui combine LSTM et autoencodeur variationnel). De même, les<text:s/><text:span text:style-name="T263">Transformers</text:span><text:s/>avec mécanisme d’attention commencent à s’imposer en série temporelle : des modèles comme<text:s/><text:span text:style-name="T264">Anomaly Transformer</text:span><text:s/>ou<text:s/><text:span text:style-name="T265">TranAD</text:span><text:s/>intègrent l’attention pour repérer des motifs inhabituels en considérant l’ensemble de la séquence et ses corrélations internes<text:span text:style-name="T266">​</text:span><text:a xlink:href="https://medium.com/georgian-impact-blog/time-series-anomaly-detection-the-detectives-toolbox-9ef131dddaf9#:~:text=Transformers%20%2F%20Attention%20Mechanism" office:target-frame-name="_blank" xlink:show="new"><text:span text:style-name="Lienhypertexte">medium.com</text:span></text:a><text:span text:style-name="T267">​</text:span><text:a xlink:href="https://medium.com/georgian-impact-blog/time-series-anomaly-detection-the-detectives-toolbox-9ef131dddaf9#:~:text=Recent%20advances%20in%20Attention%20Mechanism,reconstruction%29%20models" office:target-frame-name="_blank" xlink:show="new"><text:span text:style-name="Lienhypertexte">medium.com</text:span></text:a>. L’attention peut par exemple révéler qu’à un instant donné, la relation entre les tenors est très différente de tout ce qu’elle a été historiquement, signalant une anomalie. Ces modèles profonds offrent souvent les meilleures performances en détection d’anomalies<text:s/><text:span text:style-name="T268">complexes</text:span><text:s/>d’après des benchmarks récents<text:span text:style-name="T269">​</text:span><text:a xlink:href="https://www.mdpi.com/1424-8220/25/1/190#:~:text=A%20Survey%20of%20Deep%20Anomaly,time%20series%20anomaly%20detection" office:target-frame-name="_blank" xlink:show="new"><text:span text:style-name="Lienhypertexte">mdpi.com</text:span></text:a><text:span text:style-name="T270">​</text:span><text:a xlink:href="https://www.mdpi.com/2076-3417/12/16/8085#:~:text=match%20at%20L1118%20significantly%20higher,which%20are%20deep%20learning%20methods" office:target-frame-name="_blank" xlink:show="new"><text:span text:style-name="Lienhypertexte">mdpi.com</text:span></text:a>, surtout sur des données riches et de grande dimension. En revanche, ils présentent des inconvénients pratiques : (a) ils nécessitent énormément de données pour être entraînés correctement (cependant 4M de lignes peut suffire, surtout si on augmente en données synthétiques ou augmentation de données<text:span text:style-name="T271">​</text:span><text:a xlink:href="https://medium.com/georgian-impact-blog/time-series-anomaly-detection-the-detectives-toolbox-9ef131dddaf9#:~:text=Synthetic%20Data%20%2F%20Data%20Augmentation" office:target-frame-name="_blank" xlink:show="new"><text:span text:style-name="Lienhypertexte">medium.com</text:span></text:a>) ; (b) ils sont difficiles à interpréter (bien qu’il existe des techniques d’explicabilité, cela reste du deep learning) ; (c) ils demandent une infrastructure de calcul (GPU) et du temps pour l’entraînement et le tuning. Pour notre cas, on pourrait imaginer un LSTM multivarié qui ingère simultanément tous les piliers d’une structure à la fois, ou un Transformer qui modélise la<text:s/><text:span text:style-name="T272">série temporelle de vecteurs de chocs</text:span>. Ces modèles pourraient détecter des anomalies du type<text:s/><text:span text:style-name="T273">“ce scénario de stress n’était jamais arrivé auparavant sous cette forme”</text:span>. Un écueil : si les anomalies sont très rares, un réseau profond pourrait avoir du mal à les apprendre (on entraîne sur essentiellement du normal). Parfois, on entraîne sur du normal uniquement (comme autoencoder) et on détecte par écart, ou bien on utilise des techniques de<text:s/><text:span text:style-name="T274">data augmentation</text:span><text:s/>pour que le réseau voie des quasi-anomalies et apprenne à les reconnaître. Globalement, les deep nets sont<text:s/><text:span text:style-name="T275">prometteurs</text:span><text:s/>mais plus complexes à mettre en œuvre, et souvent justifiés pour des données à très haute dimension ou comportant de multiples modalités (ce qui peut être le cas ici si l’on intègre d’autres facteurs, ex. données de marché liées).</text:p>
        </text:list-item>
        <text:list-item>
          <text:p text:style-name="P276"><text:span text:style-name="T277">Méthodes basées sur les graphes</text:span><text:s/>– Les données financières peuvent être représentées sous forme de<text:s/><text:span text:style-name="T278">graphes</text:span><text:s/>pour capter des relations structurelles. Par exemple, on peut représenter chaque maturité comme un nœud relié à ses voisins (graph linéaire de la courbe) ou relier différents piliers selon la corrélation<text:s/><text:soft-page-break/>empirique. Les<text:s/><text:span text:style-name="T279">Graph Neural Networks (GNN)</text:span><text:s/>peuvent alors être appliqués pour détecter des anomalies prenant en compte la topologie du graphe. Une approche appelée<text:s/><text:span text:style-name="T280">GDN (Graph Deviation Network)</text:span><text:s/>propose de modéliser un ensemble de séries multivariées en construisant un graphe de dépendances puis en détectant des écarts via un réseau de neurones graphes<text:span text:style-name="T281">​</text:span><text:a xlink:href="https://www.mdpi.com/2076-3417/12/16/8085#:~:text=38,Google%20Scholar" office:target-frame-name="_blank" xlink:show="new"><text:span text:style-name="Lienhypertexte">mdpi.com</text:span></text:a>. Ce modèle (Deng &amp; Hooi 2021) a montré de très bons résultats sur des anomalies multivariées complexes en combinant l’apprentissage des relations entre variables avec la détection d’outliers sur les<text:s/><text:span text:style-name="T282">signaux propagés dans le graphe</text:span>. Dans notre cas, une idée serait de construire un graphe où chaque<text:s/><text:span text:style-name="T283">rf_struct_id</text:span><text:s/>(structure de taux, peut-être par devise) est un nœud, relié aux autres structures similaires, et où les chocs extrêmes se propagent. Ou bien un graphe où les nœuds sont les piliers (6M, 1Y, etc.) avec des arêtes pondérées par la corrélation de leurs chocs – ainsi un choc qui rompe le schéma de corrélation habituel (par ex. un 30Y qui bouge sans aucun mouvement des autres tenors) pourrait être détecté par une GNN. Par ailleurs,<text:s/><text:span text:style-name="T284">l’analyse de graphes</text:span><text:s/>non-apprentissage peut aussi servir : par ex., calculer la<text:s/><text:span text:style-name="T285">MST (arbre couvrant minimal)</text:span><text:s/>des données et chercher les points reliés par des arêtes anormalement longues, ce qui révèle des outliers isolés. Il existe aussi des techniques d’anomalie pour graphes temporels (si on considère l’évolution d’un réseau). Toutefois, dans le cadre strict de notre dataset (courbes de taux/scénarios indépendants), l’approche GNN est encore expérimentale. Elle peut améliorer la détection en capturant explicitement des relations entre variables que d’autres méthodes ignorent. Son inconvénient principal est la<text:s/><text:span text:style-name="T286">complexité</text:span><text:s/>: il faut définir le graphe, entraîner un modèle spécifique (les GNN sont encore plus complexes à calibrer que les réseaux standard), et disposer d’assez de données pour apprendre les paramètres du graphe. C’est justifié surtout si l’on a de<text:s/><text:span text:style-name="T287">nombreuses variables interdépendantes</text:span><text:s/>(par ex. 50+ variables où la structure même d’interaction est informative). Ici, avec ~10–20 piliers, c’est envisageable mais peut-être pas nécessaire si PCA ou AE capturent déjà bien les corrélations.</text:p>
        </text:list-item>
        <text:list-item>
          <text:p text:style-name="P288"><text:span text:style-name="T289">Théorie des valeurs extrêmes (EVT)</text:span><text:s/>– La théorie des valeurs extrêmes fournit un cadre statistique pour modéliser la distribution de la<text:s/><text:span text:style-name="T290">queue</text:span><text:s/>d’une distribution, au-delà d’un seuil élevé. Plutôt que de fixer un seuil de façon heuristique (ex: 3σ), on utilise l’EVT pour estimer à partir des données elles-mêmes quel seuil correspond à un certain niveau de rareté. L’approche courante est le<text:s/><text:span text:style-name="T291">Peaks-Over-Threshold (POT)</text:span><text:s/>: on choisit un quantile élevé (par ex 95e ou 99e), on prend toutes les valeurs au-dessus de ce seuil initial, puis on ajuste une loi de Pareto généralisée (GPD) sur ces dépassements<text:span text:style-name="T292">​</text:span><text:a xlink:href="https://medium.com/georgian-impact-blog/time-series-anomaly-detection-the-detectives-toolbox-9ef131dddaf9#:~:text=Another%20distribution,value%20threshold%20as%20positives" office:target-frame-name="_blank" xlink:show="new"><text:span text:style-name="Lienhypertexte">medium.com</text:span></text:a>. À partir de là, on peut extrapoler la probabilité (p-value) d’observer un point encore plus extrême. On étiquette comme anomalies ceux dont la p-value estimée est en dessous d’un petit seuil (par ex &lt; 0,001). L’énorme avantage est que le seuil final n’est<text:s/><text:span text:style-name="T293">pas<text:s/></text:span><text:soft-page-break/><text:span text:style-name="T294">arbitraire</text:span><text:s/>mais fondé sur une théorie asymptotique solide : on contrôle le taux de faux positifs selon un niveau de confiance choisi. De plus, l’EVT est<text:s/><text:span text:style-name="T295">particulièrement adaptée aux données financières</text:span>, connues pour leurs lois à queues lourdes. Plutôt que de supposer une normalité et crier à l’outlier à 3σ, on reconnaît que les extrêmes suivent une loi différente et on les modélise. Par exemple, on peut trouver qu’au-delà de 4%, les chocs journaliers suivent une Pareto avec tel paramètre ξ ; on peut alors calculer que tel choc de +8% a une probabilité théorique de 0,0005 – assez pour le considérer comme<text:s/><text:span text:style-name="T296">extrême anormal</text:span>. L’EVT peut être appliquée univariée (par pilier) ou même multivariée (il existe des EVT multivariées, plus complexes, ou on peut appliquer POT sur le score de Mahalanobis). Son inconvénient est la nécessité d’un échantillon suffisamment grand d’extrêmes pour bien ajuster la loi. Sur 4M de lignes, c’est probable qu’on en ait assez pour certains piliers. Un autre défi est de bien choisir le seuil initial : trop haut, on manque de données pour ajuster; trop bas, on viole l’hypothèse EVT. Des méthodes comme<text:s/><text:span text:style-name="T297">SPOT (Streaming POT)</text:span><text:s/>ajustent dynamiquement le seuil et peuvent être utiles en pratique pour la détection en flux<text:span text:style-name="T298">​</text:span><text:a xlink:href="https://medium.com/georgian-impact-blog/time-series-anomaly-detection-the-detectives-toolbox-9ef131dddaf9#:~:text=Peaks%20over%20Threshold%20%28POT%29,model%20the%20tails%20of" office:target-frame-name="_blank" xlink:show="new"><text:span text:style-name="Lienhypertexte">medium.com</text:span></text:a>. En résumé, l’EVT offre une approche<text:s/><text:span text:style-name="T299">statistique rigoureuse</text:span><text:s/>pour fixer des seuils d’anomalie extrême, et complète bien d’autres méthodes : par exemple, on peut coupler EVT avec Isolation Forest en appliquant POT sur les scores d’anomalie produits par la forêt afin de déterminer un cutoff optimisé<text:span text:style-name="T300">​</text:span><text:a xlink:href="https://medium.com/georgian-impact-blog/time-series-anomaly-detection-the-detectives-toolbox-9ef131dddaf9#:~:text=Another%20distribution,value%20threshold%20as%20positives" office:target-frame-name="_blank" xlink:show="new"><text:span text:style-name="Lienhypertexte">medium.com</text:span></text:a>. Dans un contexte de stress tests, EVT peut aider à identifier quelles<text:s/><text:span text:style-name="T301">scénarios de chocs</text:span><text:s/>sont “trop extrêmes” par rapport à l’historique des marchés (par ex., un choc de -40% sur un indice boursier pourrait être flaggé si historiquement même en 2008 on n’a pas eu pire que -30%).</text:p>
        </text:list-item>
        <text:list-item>
          <text:p text:style-name="P302"><text:span text:style-name="T303">Réseaux antagoniques génératifs (GANs)</text:span><text:s/>– Les GANs, célèbres pour générer de fausses images, sont également utilisés pour la détection d’anomalies. L’idée est d’entraîner un<text:s/><text:span text:style-name="T304">réseau générateur</text:span><text:s/>G(z)G(z)G(z) à produire des données semblables aux données normales, face à un<text:s/><text:span text:style-name="T305">discriminateur</text:span><text:s/>D(x)D(x)D(x) qui apprend à distinguer vraies données de celles générées. Une fois entraîné sur des données “normales”, on peut évaluer un nouvel exemple de deux manières : soit voir si le discriminateur le classifie comme<text:s/><text:span text:style-name="T306">faux</text:span><text:s/>(ce qui signalerait qu’il ne ressemble pas aux données d’entraînement), soit essayer de<text:s/><text:span text:style-name="T307">reconstruire</text:span><text:s/>cet exemple via le générateur en trouvant le z optimal et mesurer l’erreur (approche dite<text:s/><text:span text:style-name="T308">AnoGAN</text:span>). Plusieurs variantes existent, notamment pour les séries temporelles :<text:s/><text:span text:style-name="T309">MAD-GAN</text:span><text:s/>(Multivariate Anomaly Detection GAN) applique un GAN sur des fenêtres de séries multivariées<text:span text:style-name="T310">​</text:span><text:a xlink:href="https://www.mdpi.com/2076-3417/12/16/8085#:~:text=Adversarial%20Networks%20currently%20have%20some,model%20that%20can%20encode%20data" office:target-frame-name="_blank" xlink:show="new"><text:span text:style-name="Lienhypertexte">mdpi.com</text:span></text:a>,<text:s/><text:span text:style-name="T311">TAnoGAN</text:span><text:s/>utilise l’attention avec GAN,<text:s/><text:span text:style-name="T312">TadGAN</text:span><text:s/>(Time series anomaly detection GAN) intègre à la fois un autoencodeur et un critic façon GAN. Ces méthodes combinent souvent l’idée de reconstruction et d’estimation de densité implicite. Le<text:s/><text:span text:style-name="T313">point fort</text:span><text:s/>des GANs est de pouvoir modéliser des distributions très complexes sans les supposer<text:s/><text:soft-page-break/>explicitement, et d’en capturer les dépendances non linéaires. Par exemple, un GAN entraîné sur des vecteurs de chocs de taux pourrait apprendre le<text:s/><text:span text:style-name="T314">manifold</text:span><text:s/>des chocs réalistes; un vecteur en dehors de ce manifold sera repéré soit par un mauvais score du discriminateur, soit par une mauvaise reconstruction par le générateur<text:span text:style-name="T315">​</text:span><text:a xlink:href="https://medium.com/@weidagang/demystifying-anomaly-detection-with-autoencoder-neural-networks-1e235840d879#:~:text=In%20the%20context%20of%20anomaly,a%20signal%20of%20an%20anomaly" office:target-frame-name="_blank" xlink:show="new"><text:span text:style-name="Lienhypertexte">medium.com</text:span></text:a><text:span text:style-name="T316">​</text:span><text:a xlink:href="https://medium.com/@weidagang/demystifying-anomaly-detection-with-autoencoder-neural-networks-1e235840d879#:~:text=1,is%20flagged%20as%20an%20anomaly" office:target-frame-name="_blank" xlink:show="new"><text:span text:style-name="Lienhypertexte">medium.com</text:span></text:a>. De plus, les GANs peuvent générer de<text:s/><text:span text:style-name="T317">nouvelles</text:span><text:s/>données ressemblantes – ce qui peut servir à enrichir l’échantillon d’apprentissage ou à simuler des scénarios alternatifs. Les limites des GANs : (a) entraînement notoirement difficile (équilibre générateur/discriminateur à trouver, risque de mode collapse, etc.) ; (b) nécessité d’un volume de données important et d’un bon réglage – dans notre cas 4M lignes ça peut convenir, mais selon la dimension du vecteur; (c) moins d’interprétabilité encore que les autoencodeurs, on obtient un score ou une évaluation du discriminateur, qu’il faut traduire en décision d’outlier. Malgré cela, les études récentes montrent des<text:s/><text:span text:style-name="T318">résultats prometteurs</text:span><text:s/>: par exemple, un GAN entraîné sur des séries de capteurs a surpassé des méthodes classiques pour identifier des séquences aberrantes<text:span text:style-name="T319">​</text:span><text:a xlink:href="https://www.mdpi.com/2076-3417/12/16/8085#:~:text=Adversarial%20Networks%20currently%20have%20some,model%20that%20can%20encode%20data" office:target-frame-name="_blank" xlink:show="new"><text:span text:style-name="Lienhypertexte">mdpi.com</text:span></text:a>. Dans le domaine financier, on commence à voir l’application de GANs pour générer des scénarios extrêmes plausibles, et inversement pour détecter que tel scénario réel est improbable sous la distribution apprise (d’où alerte). TadGAN, développé par des chercheurs de NVIDIA et MIT, a été testé sur des données de séries économiques et a bien détecté des chutes anormales en combinant l’erreur de reconstruction et l’erreur adversariale. En pratique, l’usage des GANs pour l’anomalie reste complexe et requiert de l’expertise en deep learning, mais c’est une voie<text:s/><text:span text:style-name="T320">avancée</text:span><text:s/>pour maximiser l’utilisation de l’information contenue dans de larges datasets et appréhender des relations non linéaires subtiles.</text:p>
        </text:list-item>
      </text:list>
      <text:p text:style-name="Normal"><text:span text:style-name="T321">Tableau 4 : Méthodes avancées et hybrides</text:span></text:p>
      <table:table table:style-name="Table322">
        <table:table-columns>
          <table:table-column table:style-name="TableColumn323"/>
          <table:table-column table:style-name="TableColumn324"/>
          <table:table-column table:style-name="TableColumn325"/>
          <table:table-column table:style-name="TableColumn326"/>
        </table:table-columns>
        <table:table-header-rows>
          <table:table-row table:style-name="TableRow327">
            <table:table-cell table:style-name="TableCell328">
              <text:p text:style-name="P329">Approche avancée</text:p>
            </table:table-cell>
            <table:table-cell table:style-name="TableCell330">
              <text:p text:style-name="P331">Description / Rôle</text:p>
            </table:table-cell>
            <table:table-cell table:style-name="TableCell332">
              <text:p text:style-name="P333">Intérêts</text:p>
            </table:table-cell>
            <table:table-cell table:style-name="TableCell334">
              <text:p text:style-name="P335">Précautions</text:p>
            </table:table-cell>
          </table:table-row>
        </table:table-header-rows>
        <table:table-row table:style-name="TableRow336">
          <table:table-cell table:style-name="TableCell337">
            <text:p text:style-name="P338">Deep Learning séquentiel (LSTM, Transformer)</text:p>
          </table:table-cell>
          <table:table-cell table:style-name="TableCell339">
            <text:p text:style-name="Normal">Réseaux apprenant la dynamique temporelle ou les dépendances complexes (attention)</text:p>
          </table:table-cell>
          <table:table-cell table:style-name="TableCell340">
            <text:p text:style-name="Normal">Capture anomalies contextuelles complexes, état de l’art en performances<text:span text:style-name="T341">​</text:span><text:a xlink:href="https://www.mdpi.com/1424-8220/25/1/190#:~:text=A%20Survey%20of%20Deep%20Anomaly,time%20series%20anomaly%20detection" office:target-frame-name="_blank" xlink:show="new"><text:span text:style-name="Lienhypertexte">mdpi.com</text:span></text:a></text:p>
          </table:table-cell>
          <table:table-cell table:style-name="TableCell342">
            <text:p text:style-name="Normal">Exige gros volumes, tuning long, interprétabilité faible</text:p>
          </table:table-cell>
        </table:table-row>
        <table:table-row table:style-name="TableRow343">
          <table:table-cell table:style-name="TableCell344">
            <text:p text:style-name="Normal">Modèles à graphes (GNN, structures de corrélation)</text:p>
          </table:table-cell>
          <table:table-cell table:style-name="TableCell345">
            <text:p text:style-name="Normal">Exploitent les relations structurelles entre variables via un graphe (ex: GDN)</text:p>
          </table:table-cell>
          <table:table-cell table:style-name="TableCell346">
            <text:p text:style-name="Normal">Intègre explicitement les dépendances entre piliers, repère ruptures de corrélation</text:p>
          </table:table-cell>
          <table:table-cell table:style-name="TableCell347">
            <text:p text:style-name="Normal">Complexité de modélisation, bénéfice réel si réseau de variables large<text:span text:style-name="T348">​</text:span><text:a xlink:href="https://www.mdpi.com/2076-3417/12/16/8085#:~:text=38,Google%20Scholar" office:target-frame-name="_blank" xlink:show="new"><text:span text:style-name="Lienhypertexte">mdpi.com</text:span></text:a></text:p>
          </table:table-cell>
        </table:table-row>
        <text:soft-page-break/>
        <table:table-row table:style-name="TableRow349">
          <table:table-cell table:style-name="TableCell350">
            <text:p text:style-name="Normal">Théorie des extrêmes (EVT, POT)</text:p>
          </table:table-cell>
          <table:table-cell table:style-name="TableCell351">
            <text:p text:style-name="Normal">Modélisation statistique des queues de distribution au-delà d’un seuil haut</text:p>
          </table:table-cell>
          <table:table-cell table:style-name="TableCell352">
            <text:p text:style-name="Normal">Seuils d’anomalie fondés sur p-value cible, adapté aux queues épaisses (finance)<text:span text:style-name="T353">​</text:span><text:a xlink:href="https://medium.com/georgian-impact-blog/time-series-anomaly-detection-the-detectives-toolbox-9ef131dddaf9#:~:text=Another%20distribution,value%20threshold%20as%20positives" office:target-frame-name="_blank" xlink:show="new"><text:span text:style-name="Lienhypertexte">medium.com</text:span></text:a></text:p>
          </table:table-cell>
          <table:table-cell table:style-name="TableCell354">
            <text:p text:style-name="Normal">Suppose assez de données extrêmes, choix du seuil initial délicat</text:p>
          </table:table-cell>
        </table:table-row>
        <table:table-row table:style-name="TableRow355">
          <table:table-cell table:style-name="TableCell356">
            <text:p text:style-name="Normal">GAN génératifs</text:p>
          </table:table-cell>
          <table:table-cell table:style-name="TableCell357">
            <text:p text:style-name="Normal">Apprentissage d’une distribution générative des données normales, évalue la probabilité qu’un point en provienne</text:p>
          </table:table-cell>
          <table:table-cell table:style-name="TableCell358">
            <text:p text:style-name="Normal">Modélise des distributions complexes sans supposition, combine détection &amp; génération (scénarios)</text:p>
          </table:table-cell>
          <table:table-cell table:style-name="TableCell359">
            <text:p text:style-name="Normal">Entraînement instable, besoin de beaucoup de données et d’expertise deep</text:p>
          </table:table-cell>
        </table:table-row>
        <table:table-row table:style-name="TableRow360">
          <table:table-cell table:style-name="TableCell361">
            <text:p text:style-name="Normal"><text:span text:style-name="T362">Hybride / Ensemble</text:span></text:p>
          </table:table-cell>
          <table:table-cell table:style-name="TableCell363">
            <text:p text:style-name="Normal"><text:span text:style-name="T364">Combinaison de plusieurs méthodes ou étapes</text:span></text:p>
          </table:table-cell>
          <table:table-cell table:style-name="TableCell365">
            <text:p text:style-name="Normal"><text:span text:style-name="T366">Cumul des forces des techniques, plus de robustesse</text:span></text:p>
          </table:table-cell>
          <table:table-cell table:style-name="TableCell367">
            <text:p text:style-name="Normal"><text:span text:style-name="T368">Complexité accrue, assemblage à valider (dépendances)</text:span></text:p>
          </table:table-cell>
        </table:table-row>
      </table:table>
      <text:list text:style-name="LFO5" text:continue-numbering="true">
        <text:list-item>
          <text:p text:style-name="P369"><text:span text:style-name="T370">Méthodes hybrides et ensemblistes</text:span><text:s/>– En plus des familles isolées, on obtient souvent de meilleurs résultats en combinant les approches. Un exemple de méthode hybride issu de la recherche est celui de<text:s/><text:span text:style-name="T371">Crépey et al. (2022)</text:span><text:s/>qui combinent PCA et réseaux de neurones : ils extraient d’abord des caractéristiques via une PCA puis alimentent un perceptron pour estimer un score d’anomalie, optimisant simultanément un seuil de décision au sein de la fonction loss<text:span text:style-name="T372">​</text:span><text:a xlink:href="https://www.mdpi.com/1999-4893/15/10/385#:~:text=difficulties,errors%20are%20reduced%20when%20the" office:target-frame-name="_blank" xlink:show="new"><text:span text:style-name="Lienhypertexte">mdpi.com</text:span></text:a><text:span text:style-name="T373">​</text:span><text:a xlink:href="https://www.mdpi.com/1999-4893/15/10/385#:~:text=then%20define%20an%20anomaly%20score,a%20basic%20imputation%20approach%20to" office:target-frame-name="_blank" xlink:show="new"><text:span text:style-name="Lienhypertexte">mdpi.com</text:span></text:a>. Cette approche PCA-NN a surpassé plusieurs algorithmes classiques (Isolation Forest, LOF, SVM, etc.) sur des données de marché, car elle allie la<text:s/><text:span text:style-name="T374">réduction de dimension adaptée</text:span><text:s/>aux données financières et la<text:s/><text:span text:style-name="T375">flexibilité d’un réseau</text:span><text:s/>pour calibrer le score<text:span text:style-name="T376">​</text:span><text:a xlink:href="https://www.mdpi.com/1999-4893/15/10/385#:~:text=well,art" office:target-frame-name="_blank" xlink:show="new"><text:span text:style-name="Lienhypertexte">mdpi.com</text:span></text:a><text:span text:style-name="T377">​</text:span><text:a xlink:href="https://www.mdpi.com/1999-4893/15/10/385#:~:text=applications%20with%20noise%20%28DBSCAN%29%2C%20K,art" office:target-frame-name="_blank" xlink:show="new"><text:span text:style-name="Lienhypertexte">mdpi.com</text:span></text:a>. D’autres hybrides existent : par exemple, l’article de<text:s/><text:span text:style-name="T378">Akyildirim et al.</text:span><text:s/>propose<text:s/><text:span text:style-name="T379">sig-IF</text:span>, qui combine l’extraction de features de trajectoires (signatures) avec une Isolation Forest pour détecter des anomalies de chemin<text:span text:style-name="T380">​</text:span><text:a xlink:href="https://www.mdpi.com/1999-4893/15/10/385#:~:text=machine%20,path%20signature%20computation%20with%20IF" office:target-frame-name="_blank" xlink:show="new"><text:span text:style-name="Lienhypertexte">mdpi.com</text:span></text:a>. On peut également citer une approche<text:s/><text:span text:style-name="T381">ANN-GARCH</text:span><text:s/>(réseau de neurones + GARCH) pour détecter et corriger les outliers dans des séries financières volatiles<text:span text:style-name="T382">​</text:span><text:a xlink:href="https://papers.ssrn.com/sol3/Delivery.cfm/SSRN_ID1474217_code499180.pdf?abstractid=1413623#:~:text=,of%20Chen%20and%20Liu" office:target-frame-name="_blank" xlink:show="new"><text:span text:style-name="Lienhypertexte">papers.ssrn.com</text:span></text:a>.</text:p>
        </text:list-item>
      </text:list>
      <text:p text:style-name="Normal">Les<text:s/><text:span text:style-name="T383">ensembles de modèles</text:span><text:s/>constituent une autre catégorie : au lieu de se fier à un seul algorithme, on agrège les détections de plusieurs. Par exemple, exécuter<text:s/><text:span text:style-name="T384">Isolation Forest</text:span>,<text:s/><text:span text:style-name="T385">One-Class SVM</text:span><text:s/>et<text:s/><text:span text:style-name="T386">Local Outlier Factor (LOF)</text:span><text:s/>en parallèle sur le dataset, puis considérer comme anomalie tout point signalé par au moins deux de ces méthodes. L’idée est que les algorithmes ayant des biais différents, un point repéré par plusieurs a<text:s/><text:soft-page-break/>plus de chances d’être un vrai outlier. Des techniques plus élaborées pondèrent les scores de différents détecteurs ou entraînent un méta-modèle sur ces scores. Cela améliore souvent la<text:s/><text:span text:style-name="T387">fiabilité</text:span><text:s/>et réduit les faux positifs dans les cas complexes<text:span text:style-name="T388">​</text:span><text:a xlink:href="https://milvus.io/ai-quick-reference/what-is-ensemble-anomaly-detection#:~:text=Ensemble%20anomaly%20detection%20is%20a,handle%20complex%20patterns%2C%20and%20adapt" office:target-frame-name="_blank" xlink:show="new"><text:span text:style-name="Lienhypertexte">milvus.io</text:span></text:a><text:span text:style-name="T389">​</text:span><text:a xlink:href="https://milvus.io/ai-quick-reference/what-is-ensemble-anomaly-detection#:~:text=A%20common%20way%20ensemble%20anomaly,Class%20SVM%20%28which%20learns%20a" office:target-frame-name="_blank" xlink:show="new"><text:span text:style-name="Lienhypertexte">milvus.io</text:span></text:a>. Par exemple, un Isolation Forest peut rater un type d’anomalie très local que LOF (méthode par densité locale) attrapera, et vice versa. L’ensemble combinerait les deux. L’inconvénient est bien sûr le coût accru (il faut faire tourner N modèles au lieu d’un) et la difficulté à gérer des résultats divergents. On peut utiliser des approches de vote, de moyenne de scores, ou encore entraîner un modèle supervisé sur des données étiquetées artificiellement (en injectant de fausses anomalies connues) pour obtenir la meilleure combinaison.</text:p>
      <text:p text:style-name="Normal">En pratique, pour notre jeu de données volumineux, une démarche hybride raisonnable serait par exemple :<text:s/><text:span text:style-name="T390">(i)</text:span><text:s/>appliquer des filtres univariés robustes (MAD/EVT) pour éliminer les outliers flagrants par pilier (<text:span text:style-name="T391">nettoyage initial</text:span>),<text:s/><text:span text:style-name="T392">(ii)</text:span><text:s/>sur les données restantes, utiliser une méthode multivariée (PCA ou autoencodeur) pour repérer des scénarios suspects globalement,<text:s/><text:span text:style-name="T393">(iii)</text:span><text:s/>affiner localement avec une Isolation Forest ou un LOF sur les données standardisées afin d’attraper des cas particuliers,<text:s/><text:span text:style-name="T394">(iv)</text:span><text:s/>combiner les résultats : par exemple ne flagger anomalie que si au moins deux des trois méthodes (univarié, PCA, IF) sont d’accord. Une telle approche multi-échelle permet de tirer parti des atouts de chaque méthode tout en compensant leurs faiblesses respectives. Naturellement, la calibration doit être faite avec soin (par ex. éviter d’éliminer trop de points à l’étape univariée pour encore pouvoir calibrer correctement la PCA sur l’historique “nettoyé”).</text:p>
      <text:p text:style-name="P395">Comparaison générale et recommandations d’application</text:p>
      <text:p text:style-name="Normal">Chaque famille de méthodes présente donc des<text:s/><text:span text:style-name="T396">avantages distincts</text:span><text:s/>et des limites qu’il convient de connaître pour une utilisation judicieuse sur un dataset de chocs de marché :</text:p>
      <text:list text:style-name="LFO6" text:continue-numbering="true">
        <text:list-item>
          <text:p text:style-name="P397"><text:span text:style-name="T398">Méthodes univariées</text:span><text:s/>: Simples à implémenter et très rapides, elles conviennent en<text:s/><text:span text:style-name="T399">premier filtre</text:span><text:s/>pour attraper les erreurs grossières (par ex. une valeur aberrante due à un problème de saisie). Le<text:s/><text:span text:style-name="T400">z-score</text:span><text:s/>est facile à comprendre mais doit être utilisé sur des données déjà assez nettoyées ou transformées (log-return, etc.) pour ne pas être trompé par la non-normalité. Les méthodes<text:s/><text:span text:style-name="T401">robustes</text:span><text:s/>comme MAD ou IQR sont préférables dans un contexte financier où les distributions de chocs sont souvent asymétriques et leptokurtiques<text:span text:style-name="T402">​</text:span><text:a xlink:href="https://www.numberanalytics.com/blog/5-uses-of-mad-for-outlier-detection#:~:text=Traditional%20dispersion%20measures%20like%20the,data%2C%20offering%20several%20distinct%20benefits" office:target-frame-name="_blank" xlink:show="new"><text:span text:style-name="Lienhypertexte">numberanalytics.com</text:span></text:a>. Elles peuvent être appliquées par pilier indépendamment. Toutefois, elles ignorent toute relation inter-piliers : ainsi, elles manqueront des anomalies structurelles (courbe en forme étrange mais sans point individuellement extrême). On recommande de<text:s/><text:span text:style-name="T403">toujours démarrer</text:span><text:s/>par un profilage univarié (par ex. écarter tout point au-delà de 5×MAD) afin d’assainir les données, ce qui facilitera ensuite l’analyse multivariée.</text:p>
        </text:list-item>
        <text:list-item>
          <text:p text:style-name="P404"><text:span text:style-name="T405">Méthodes temporelles</text:span><text:s/>: Elles exploitent la dimension historique. Si le dataset s’étend sur de nombreuses dates, il est pertinent d’analyser chaque série de chocs dans le temps. Un modèle<text:s/><text:span text:style-name="T406">ARIMA</text:span><text:s/>peut identifier un<text:s/><text:span text:style-name="T407">saut additive</text:span><text:s/>ou une<text:s/><text:span text:style-name="T408">rupture de tendance</text:span><text:s/>(outlier innovateur) qu’une simple méthode statique ne verrait pas. De même, un modèle<text:s/><text:span text:style-name="T409">GARCH</text:span><text:s/>aide à ne pas sur-signaler des mouvements durant des marchés déjà volatils. Cependant, ces méthodes nécessitent un certain savoir-faire (choix des ordres, tests de stationnarité, etc.) et ne sont pas triviales à passer à l’échelle de dizaines de milliers de séries. Il peut être préférable de les réserver à une<text:s/><text:span text:style-name="T410">analyse ciblée</text:span><text:s/>: par exemple, après un filtre initial, appliquer ARIMA/GARCH sur les séries des piliers les plus sensibles (ex : taux courts) pour valider les outliers détectés et en détecter d’autres plus contextuels.<text:s/><text:span text:style-name="T411">Prophet</text:span><text:s/>ou des modèles de décomposition peuvent être utiles si des patterns saisonniers existent (ex : effet tournant de trimestre sur les spreads de crédit). Globalement, les approches temporelles sont surtout utiles si l’on a une<text:s/><text:span text:style-name="T412">composante temporelle forte</text:span><text:s/>dans les données de chocs (ce qui dépend du dataset – s’il s’agit de scénarios indépendants de stress, la notion de temps peut être moins pertinente que si l’on a des chocs journaliers). Pour un dataset de stress tests (scénarios calibrés à différentes dates), un ARIMA peut repérer qu’à telle date de calibration un outlier s’est glissé. En résumé, utiliser ces méthodes en complément pour contextualiser les anomalies dans le temps, et non comme seul outil sur 4M de lignes (sauf automatisation poussée).</text:p>
        </text:list-item>
        <text:list-item>
          <text:p text:style-name="P413"><text:span text:style-name="T414">Méthodes multivariées</text:span><text:s/>: Indispensables pour notre problème, car elles adressent la question<text:s/><text:span text:style-name="T415">« Ce vecteur de chocs est-il cohérent dans son ensemble ? »</text:span>. Parmi celles-ci,<text:s/><text:span text:style-name="T416">PCA/Mahalanobis</text:span><text:s/>est un bon point de départ car elle fournit une mesure unique de l’écart d’un scénario par rapport aux précédents (distance dans l’espace des chocs) et indique quelles combinaisons de piliers posent problème. On la recommande pour identifier des anomalies de forme de courbe de taux ou de structure de chocs inter-marchés. De plus, la PCA est rapide même sur de gros volumes (possible de la mettre à jour incrémentalement sur 4M lignes).<text:s/><text:span text:style-name="T417">Isolation Forest</text:span><text:s/>est également très adapté aux grands datasets et souvent performant sans trop de réglages ; on le conseille pour balayer l’ensemble du jeu de données afin de détecter des points singuliers qu’aucun modèle paramétrique n’aurait anticipés. Il faudra toutefois bien calibrer le pourcentage d’anomalies attendu (on peut commencer par 0.5% par exemple et ajuster).<text:s/><text:span text:style-name="T418">One-Class SVM</text:span><text:s/>est potentiellement moins scalable – à utiliser si l’échantillon est réduit ou en second niveau (par ex. entraîner un OC-SVM sur les points marqués suspects par d’autres méthodes, afin de peaufiner la frontière entre normal/anormal).<text:s/><text:span text:style-name="T419">Autoencodeurs</text:span><text:s/>et réseaux neuronaux peuvent être envisagés si les relations entre piliers sont complexes ou si l’on souhaite intégrer d’autres features (par ex. chocs d’autres variables macro, etc.). Un autoencodeur<text:s/><text:soft-page-break/>simple (quelques couches fully-connected) pourrait être entraîné sur une large portion des données (en excluant les extrêmes au préalable) et servir à scorer les scénarios par erreur de reconstruction. Cela peut compléter utilement PCA en captant d’éventuelles non-linéarités. En pratique, on pourrait combiner<text:s/><text:span text:style-name="T420">PCA et autoencodeur</text:span><text:s/>: utiliser PCA pour une première détection rapide et explicable, et l’autoencodeur pour valider ou trouver des anomalies supplémentaires plus subtiles.</text:p>
        </text:list-item>
        <text:list-item>
          <text:p text:style-name="P421"><text:span text:style-name="T422">Modèles avancés</text:span><text:s/>: Les techniques de<text:s/><text:span text:style-name="T423">deep learning</text:span><text:s/>(LSTM, Transformer) apportent surtout de la valeur si l’on a de la donnée temporelle dense ou de très haute dimension. Par exemple, si notre dataset couvrait des milliers de variables financières, un modèle attentionné pourrait repérer des liens anormaux. Dans le cadre de chocs de courbe, leur bénéfice marginal par rapport à des techniques plus simples peut être faible, à moins de chercher des<text:s/><text:span text:style-name="T424">anomalies séquentielles</text:span><text:s/>(comme une séquence inhabituelle de chocs successifs). On peut donc réserver ces modèles aux cas où les méthodes plus simples échouent à expliquer certaines anomalies observées, ou dans une démarche exploratoire (recherche de patterns complexes). Les méthodes à<text:s/><text:span text:style-name="T425">graphes</text:span><text:s/>pourraient être mises en œuvre si on suspecte qu’une représentation réseau (par ex. graphe de similarité entre scénarios, ou graphe de dépendance entre piliers) révèle mieux les outliers. Cela reste un domaine pointu ; une recommandation pragmatique serait d’utiliser un algorithme comme<text:s/><text:span text:style-name="T426">LOF (Local Outlier Factor)</text:span>, qui est conceptuellement lié aux graphes de voisinage, pour détecter des anomalies locales en complément d’Isolation Forest.<text:s/><text:span text:style-name="T427">EVT</text:span><text:s/>est fortement recommandé pour<text:s/><text:span text:style-name="T428">calibrer des seuils</text:span><text:s/>: par exemple, utiliser POT sur la distribution des distances de Mahalanobis ou des scores d’autoencodeur afin de choisir un cutoff correspondant à une probabilité d’occurrence cible (par ex 0,1% de faux positifs). Cela donne un vernis statistique rassurant pour fixer une barre au-delà de laquelle on alerte sur un choc. Enfin, les<text:s/><text:span text:style-name="T429">GANs</text:span><text:s/>et modèles génératifs sont encore émergents dans ce contexte ; ils pourraient être explorés si l’on dispose des moyens et données suffisants, notamment pour générer artificiellement des scénarios extrêmes et voir si un scénario réel s’éloigne de ce que le GAN peut produire. Toutefois, compte tenu de la complexité, il peut être plus efficace dans un premier temps d’appliquer les autres techniques, et d’utiliser un GAN en<text:s/><text:span text:style-name="T430">recherche et développement</text:span><text:s/>pour valider la robustesse des conclusions.</text:p>
        </text:list-item>
      </text:list>
      <text:p text:style-name="Normal"><text:span text:style-name="T431">Recommandations pratiques :</text:span><text:s/>Pour appliquer ces méthodes sur un dataset de &gt;4 millions de lignes, il faut garder à l’esprit la<text:s/><text:span text:style-name="T432">scalabilité</text:span><text:s/>et la<text:s/><text:span text:style-name="T433">compémentarité</text:span><text:s/>des approches. Une stratégie efficace serait :</text:p>
      <text:list text:style-name="LFO7" text:continue-numbering="true">
        <text:list-item>
          <text:p text:style-name="P434"><text:span text:style-name="T435">Nettoyage univarié initial</text:span><text:s/>– Filtrer les valeurs aberrantes univariées évidentes par pilier à l’aide de règles robustes (par ex : éliminer ou marquer tout choc au-<text:soft-page-break/>delà de 4×MAD sur chaque pilier). Ce pré-nettoyage améliore la qualité des étapes suivantes et peut éliminer quelques centaines/ milliers de points problématiques dès le départ à coût quasi nul.</text:p>
        </text:list-item>
        <text:list-item>
          <text:p text:style-name="P436"><text:span text:style-name="T437">Détection multivariée globale</text:span><text:s/>– Appliquer une méthode couvrant l’ensemble du vecteur de chocs pour chaque scénario. Idéalement, combiner une méthode linéaire explicable (PCA avec seuil sur score ou Mahalanobis)<text:s/><text:span text:style-name="T438">et</text:span><text:s/>une méthode non-linéaire (Isolation Forest ou autoencodeur). Comparer les résultats : si les deux méthodes concordent pour signaler certains points, ceux-ci sont de très bons candidats anomalies. S’ils divergent, investiguer pourquoi (par ex. IF détecte un point, mais PCA non – ce point était peut-être extrême dans une direction non couverte par les 2-3 premiers composants, d’où l’intérêt de IF).</text:p>
        </text:list-item>
        <text:list-item>
          <text:p text:style-name="P439"><text:span text:style-name="T440">Affinage local et temporel</text:span><text:s/>– Pour les points détectés, examiner les séries temporelles correspondantes : par exemple, si un scénario du 12/03/2020 est marqué anormal, regarder la série de chocs du pilier 10Y autour de cette date. On peut utiliser un petit ARIMA/GARCH pour confirmer que ce jour-là le choc était en effet en rupture avec la dynamique récente. Ou utiliser un LOF centré sur les voisins temporels pour voir si c’est un<text:s/><text:span text:style-name="T441">point isolé</text:span><text:s/>dans le temps. Ce genre d’analyse sert de validation croisée et aide aussi à<text:s/><text:span text:style-name="T442">documenter l’anomalie</text:span><text:s/>(ex : “ce jour-là, le modèle AR(1) des chocs 10Y avait un résidu de 5σ, confirmant l’aspect aberrant”).</text:p>
        </text:list-item>
        <text:list-item>
          <text:p text:style-name="P443"><text:span text:style-name="T444">Ensemble et décision</text:span><text:s/>– Combiner les évidences : un point repéré par plusieurs méthodes différentes et validé comme aberrant contextuellement sera finalement labellisé comme anomalie à traiter (exclusion du dataset ou marquage pour traitement spécial). A contrario, un point détecté par une seule méthode avec un score limite pourrait être jugé<text:s/><text:span text:style-name="T445">tolérable</text:span><text:s/>(peut-être s’agit-il d’un événement de marché rare mais légitime, comme un krach véridique). L’approche par ensemble peut être formalisée en attribuant un score global (moyenne pondérée des rangs sur chaque méthode, par exemple) ou en définissant des règles du type “doit être détecté par au moins 2 méthodes sur 3”. Cette redondance apporte de la<text:s/><text:span text:style-name="T446">robustesse</text:span><text:s/>et réduit le risque de faux positifs liés à un biais d’une méthode.</text:p>
        </text:list-item>
        <text:list-item>
          <text:p text:style-name="P447"><text:span text:style-name="T448">Mise à l’échelle</text:span><text:s/>– Pour gérer 4M+ lignes, penser à utiliser des techniques d’<text:span text:style-name="T449">échantillonnage</text:span><text:s/>ou d’<text:span text:style-name="T450">incrémentation</text:span><text:s/>: par exemple, Isolation Forest permet de traiter par batches (on peut construire plusieurs forêts sur des sous-échantillons de 500k lignes chacune, et agréger les résultats). La PCA peut être mise à jour en ligne (algorithme d’incrémentation) pour éviter de tout charger en mémoire. Les autoencodeurs peuvent être entraînés par mini-batch sur GPU. Il peut aussi être utile de<text:s/><text:span text:style-name="T451">segmenter le dataset</text:span><text:s/>par catégories homogènes (par ex. analyser séparément les chocs de courbe de taux en EUR et ceux en USD si ce<text:s/><text:soft-page-break/>sont des distributions très différentes). Cela améliore la précision des modèles (une PCA par devise aura moins de variance non expliquée qu’une PCA mixant toutes devises).</text:p>
        </text:list-item>
      </text:list>
      <text:p text:style-name="Normal">En conclusion, il n’y a pas de méthode unique « meilleure » en toutes circonstances : la détection d’anomalies gagne à combiner plusieurs approches. Pour un dataset financier de chocs de marché, nous recommandons une approche<text:s/><text:span text:style-name="T452">hybride</text:span><text:s/>articulée autour d’une détection multivariée principale (PCA, Isolation Forest) renforcée par des analyses univariées robustes et des validations temporelles. Les méthodes avancées (deep learning, graphes, GANs) peuvent apporter un surplus de détection pour des anomalies particulièrement complexes ou rares, mais au prix d’une complexité de mise en œuvre – elles sont donc à réserver si les méthodes plus simples laissent des zones d’ombre. En pratique, commencer par les techniques<text:s/><text:span text:style-name="T453">simples et explicables</text:span><text:s/>permet déjà de capturer l’essentiel des anomalies (surtout les erreurs de données ou scénarios incohérents flagrants), puis affiner progressivement avec des méthodes plus sophistiquées pour traiter les cas limites. Cette démarche graduelle assurera une détection efficace et confiance dans les résultats, tout en maîtrisant le temps de calcul sur un grand volume de données. Ainsi outillés, les analystes risques pourront identifier et traiter les chocs de marché aberrants, garantissant des calibrations de modèles et des analyses de stress plus fiables et pertinent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ooman Halabichian (Student at CentraleSupelec)</meta:initial-creator>
    <dc:creator>Hooman Halabichian (Student at CentraleSupelec)</dc:creator>
    <meta:creation-date>2025-04-24T11:52:00Z</meta:creation-date>
    <dc:date>2025-04-24T11:52:00Z</dc:date>
    <meta:template xlink:href="Normal" xlink:type="simple"/>
    <meta:editing-cycles>2</meta:editing-cycles>
    <meta:editing-duration>PT0S</meta:editing-duration>
    <meta:document-statistic meta:page-count="20" meta:paragraph-count="130" meta:word-count="10073" meta:character-count="65349" meta:row-count="461" meta:non-whitespace-character-count="55406"/>
  </office:meta>
</office:document-meta>
</file>